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margin-top="0in" fo:margin-bottom="0in" style:contextual-spacing="false" fo:text-align="start" style:justify-single-word="false" fo:orphans="0" fo:widows="0" style:writing-mode="lr-tb"/>
      <style:text-properties fo:font-size="11pt" style:letter-kerning="false" style:font-size-asian="11pt" style:font-size-complex="11pt"/>
    </style:style>
    <style:style style:name="P2" style:family="paragraph" style:parent-style-name="Header">
      <style:paragraph-properties fo:margin-left="0in" fo:margin-right="0in" fo:margin-top="0in" fo:margin-bottom="0in" style:contextual-spacing="false" fo:text-align="center" style:justify-single-word="false" fo:orphans="0" fo:widows="0" style:writing-mode="lr-tb"/>
      <style:text-properties fo:font-size="11pt" style:letter-kerning="false" style:font-size-asian="11pt" style:font-size-complex="11pt"/>
    </style:style>
    <style:style style:name="P3" style:family="paragraph" style:parent-style-name="Header">
      <style:paragraph-properties fo:margin-left="0in" fo:margin-right="-0.0799in" fo:margin-top="0in" fo:margin-bottom="0in" style:contextual-spacing="false" fo:text-align="end" style:justify-single-word="false" fo:orphans="0" fo:widows="0" style:writing-mode="lr-tb"/>
      <style:text-properties fo:font-size="11pt" style:letter-kerning="false" style:font-size-asian="11pt" style:font-size-complex="11pt"/>
    </style:style>
    <style:style style:name="P4" style:family="paragraph" style:parent-style-name="Header">
      <style:paragraph-properties style:writing-mode="lr-tb"/>
    </style:style>
    <style:style style:name="P5" style:family="paragraph" style:parent-style-name="Footer">
      <style:paragraph-properties style:writing-mode="lr-tb"/>
    </style:style>
    <style:style style:name="P6" style:family="paragraph" style:parent-style-name="Heading_20_3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/>
    </style:style>
    <style:style style:name="P8" style:family="paragraph" style:parent-style-name="Heading_20_3">
      <style:paragraph-properties fo:margin-top="0.0008in" fo:margin-bottom="0in" style:contextual-spacing="false"/>
    </style:style>
    <style:style style:name="P9" style:family="paragraph" style:parent-style-name="Text_20_body">
      <style:paragraph-properties fo:margin-top="0.0008in" fo:margin-bottom="0in" style:contextual-spacing="false"/>
    </style:style>
    <style:style style:name="P10" style:family="paragraph" style:parent-style-name="Text_20_body">
      <style:paragraph-properties fo:margin-left="0.078in" fo:margin-right="0in" fo:margin-top="0.1098in" fo:margin-bottom="0in" style:contextual-spacing="false"/>
    </style:style>
    <style:style style:name="P11" style:family="paragraph" style:parent-style-name="Text_20_body">
      <style:paragraph-properties fo:margin-left="0.078in" fo:margin-right="0in" fo:margin-top="0.1752in" fo:margin-bottom="0in" style:contextual-spacing="false"/>
    </style:style>
    <style:style style:name="P12" style:family="paragraph" style:parent-style-name="Text_20_body">
      <style:paragraph-properties fo:margin-left="0in" fo:margin-right="0in" fo:margin-top="0.1118in" fo:margin-bottom="0in" style:contextual-spacing="false"/>
    </style:style>
    <style:style style:name="P13" style:family="paragraph" style:parent-style-name="Standard">
      <style:paragraph-properties fo:line-height="100%" fo:text-align="start" style:justify-single-word="false"/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P14" style:family="paragraph" style:parent-style-name="Heading_20_2">
      <style:paragraph-properties fo:margin-top="0in" fo:margin-bottom="0in" style:contextual-spacing="false" fo:line-height="100%" fo:text-align="start" style:justify-single-word="false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15" style:family="paragraph" style:parent-style-name="Heading_20_2">
      <style:paragraph-properties fo:margin-top="0in" fo:margin-bottom="0in" style:contextual-spacing="false" fo:line-height="100%" fo:text-align="start" style:justify-single-word="false"/>
      <style:text-properties style:font-name="Calibri" fo:font-size="11pt" fo:font-weight="bold" officeooo:paragraph-rsid="0007baf4" style:font-name-asian="Calibri1" style:font-size-asian="11pt" style:font-weight-asian="bold" style:font-name-complex="Calibri1" style:font-size-complex="11pt" style:font-weight-complex="bold"/>
    </style:style>
    <style:style style:name="P16" style:family="paragraph" style:parent-style-name="Standard">
      <style:paragraph-properties fo:margin-left="0.0043in" fo:margin-right="0.002in" fo:margin-top="0.0339in" fo:margin-bottom="0in" style:contextual-spacing="false" fo:text-align="center" style:justify-single-word="false" fo:text-indent="0in" style:auto-text-indent="false"/>
    </style:style>
    <style:style style:name="P17" style:family="paragraph" style:parent-style-name="Standard">
      <style:paragraph-properties fo:margin-left="0.07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6.5783in"/>
        </style:tab-stops>
      </style:paragraph-properties>
    </style:style>
    <style:style style:name="P18" style:family="paragraph" style:parent-style-name="Standard">
      <style:paragraph-properties fo:margin-left="0.078in" fo:margin-right="0in" fo:margin-top="0.111in" fo:margin-bottom="0in" style:contextual-spacing="false" fo:text-align="start" style:justify-single-word="false" fo:text-indent="0in" style:auto-text-indent="false">
        <style:tab-stops>
          <style:tab-stop style:position="6.0783in"/>
        </style:tab-stops>
      </style:paragraph-properties>
    </style:style>
    <style:style style:name="P19" style:family="paragraph" style:parent-style-name="Standard">
      <style:paragraph-properties fo:margin-left="0.078in" fo:margin-right="0in" fo:margin-top="0.1118in" fo:margin-bottom="0in" style:contextual-spacing="false" fo:text-align="start" style:justify-single-word="false" fo:text-indent="0in" style:auto-text-indent="false"/>
    </style:style>
    <style:style style:name="P20" style:family="paragraph" style:parent-style-name="Standard">
      <style:paragraph-properties fo:margin-left="0.078in" fo:margin-right="0in" fo:margin-top="0.1102in" fo:margin-bottom="0in" style:contextual-spacing="false" fo:text-align="start" style:justify-single-word="false" fo:text-indent="0in" style:auto-text-indent="false">
        <style:tab-stops>
          <style:tab-stop style:position="6.1839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078in" style:auto-text-indent="false"/>
    </style:style>
    <style:style style:name="P22" style:family="paragraph" style:parent-style-name="Standard">
      <style:paragraph-properties fo:line-height="100%" fo:text-align="start" style:justify-single-word="false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07baf4"/>
    </style:style>
    <style:style style:name="P24" style:family="paragraph" style:parent-style-name="Text_20_body">
      <style:paragraph-properties fo:margin-top="0.002in" fo:margin-bottom="0in" style:contextual-spacing="false"/>
      <style:text-properties fo:font-size="9.5pt" fo:font-weight="bold" style:font-size-asian="9.5pt" style:font-weight-asian="bold"/>
    </style:style>
    <style:style style:name="P25" style:family="paragraph" style:parent-style-name="Text_20_body">
      <style:paragraph-properties fo:margin-top="0.0028in" fo:margin-bottom="0in" style:contextual-spacing="false"/>
      <style:text-properties fo:font-size="9.5pt" style:font-size-asian="9.5pt"/>
    </style:style>
    <style:style style:name="P26" style:family="paragraph" style:parent-style-name="Text_20_body">
      <style:paragraph-properties fo:margin-top="0.0008in" fo:margin-bottom="0in" style:contextual-spacing="false"/>
      <style:text-properties fo:font-size="9.5pt" style:font-size-asian="9.5pt" style:font-size-complex="9.5pt"/>
    </style:style>
    <style:style style:name="P27" style:family="paragraph" style:parent-style-name="Text_20_body">
      <style:paragraph-properties fo:margin-top="0.011in" fo:margin-bottom="0in" style:contextual-spacing="false"/>
      <style:text-properties fo:font-size="10pt" style:font-size-asian="10pt"/>
    </style:style>
    <style:style style:name="P28" style:family="paragraph" style:parent-style-name="Text_20_body">
      <style:paragraph-properties fo:margin-left="0.078in" fo:margin-right="0in" fo:margin-top="0.1102in" fo:margin-bottom="0in" style:contextual-spacing="false"/>
      <style:text-properties officeooo:paragraph-rsid="000ad858"/>
    </style:style>
    <style:style style:name="P29" style:family="paragraph" style:parent-style-name="Text_20_body">
      <style:paragraph-properties fo:margin-left="0.078in" fo:margin-right="0in" fo:margin-top="0.1118in" fo:margin-bottom="0in" style:contextual-spacing="false"/>
      <style:text-properties officeooo:paragraph-rsid="000ad858"/>
    </style:style>
    <style:style style:name="P30" style:family="paragraph" style:parent-style-name="Text_20_body">
      <style:paragraph-properties fo:margin-top="0.0028in" fo:margin-bottom="0in" style:contextual-spacing="false"/>
    </style:style>
    <style:style style:name="P31" style:family="paragraph" style:parent-style-name="Text_20_body">
      <style:paragraph-properties fo:margin-left="0.078in" fo:margin-right="0in" fo:margin-top="0.1118in" fo:margin-bottom="0in" style:contextual-spacing="false"/>
    </style:style>
    <style:style style:name="P32" style:family="paragraph" style:parent-style-name="Text_20_body">
      <style:paragraph-properties fo:margin-left="0.078in" fo:margin-right="0in" fo:margin-top="0.0008in" fo:margin-bottom="0in" style:contextual-spacing="false"/>
    </style:style>
    <style:style style:name="P33" style:family="paragraph" style:parent-style-name="Text_20_body">
      <style:paragraph-properties fo:margin-top="0.0008in" fo:margin-bottom="0in" style:contextual-spacing="false"/>
    </style:style>
    <style:style style:name="P34" style:family="paragraph" style:parent-style-name="Heading_20_1">
      <style:paragraph-properties fo:margin-top="0.1465in" fo:margin-bottom="0in" style:contextual-spacing="false"/>
    </style:style>
    <style:style style:name="P35" style:family="paragraph" style:parent-style-name="Heading_20_1">
      <style:paragraph-properties fo:margin-left="0in" fo:margin-right="0in" fo:margin-top="0.0217in" fo:margin-bottom="0in" style:contextual-spacing="false" fo:text-indent="0.078in" style:auto-text-indent="false"/>
    </style:style>
    <style:style style:name="P36" style:family="paragraph" style:parent-style-name="Heading_20_1">
      <style:paragraph-properties fo:margin-left="0in" fo:margin-right="0in" fo:margin-top="0in" fo:margin-bottom="0in" style:contextual-spacing="false" fo:text-indent="0.078in" style:auto-text-indent="false"/>
    </style:style>
    <style:style style:name="P37" style:family="paragraph" style:parent-style-name="Heading_20_3" style:list-style-name="WWNum1">
      <style:paragraph-properties fo:margin-left="0.5772in" fo:margin-right="0in" fo:margin-top="0.1102in" fo:margin-bottom="0in" style:contextual-spacing="false" fo:line-height="100%" fo:text-align="start" style:justify-single-word="false" fo:text-indent="-0.2492in" style:auto-text-indent="false">
        <style:tab-stops>
          <style:tab-stop style:position="0.5772in"/>
        </style:tab-stops>
      </style:paragraph-properties>
    </style:style>
    <style:style style:name="P38" style:family="paragraph" style:parent-style-name="Heading_20_3">
      <style:paragraph-properties fo:margin-left="0in" fo:margin-right="0in" fo:margin-top="0.1102in" fo:margin-bottom="0in" style:contextual-spacing="false" fo:line-height="100%" fo:text-align="start" style:justify-single-word="false">
        <style:tab-stops>
          <style:tab-stop style:position="0.5772in"/>
        </style:tab-stops>
      </style:paragraph-properties>
    </style:style>
    <style:style style:name="P39" style:family="paragraph" style:parent-style-name="List_20_Paragraph" style:list-style-name="WWNum1">
      <style:paragraph-properties fo:margin-left="0.578in" fo:margin-right="0.2638in" fo:margin-top="0.1854in" fo:margin-bottom="0in" style:contextual-spacing="false" fo:line-height="100%" fo:text-align="start" style:justify-single-word="false" fo:text-indent="-0.25in" style:auto-text-indent="false">
        <style:tab-stops>
          <style:tab-stop style:position="0.578in"/>
        </style:tab-stops>
      </style:paragraph-properties>
    </style:style>
    <style:style style:name="P40" style:family="paragraph" style:parent-style-name="List_20_Paragraph" style:list-style-name="WWNum1">
      <style:paragraph-properties fo:margin-left="0.578in" fo:margin-right="0.2965in" fo:margin-top="0.0008in" fo:margin-bottom="0in" style:contextual-spacing="false" fo:line-height="100%" fo:text-align="start" style:justify-single-word="false" fo:text-indent="-0.25in" style:auto-text-indent="false">
        <style:tab-stops>
          <style:tab-stop style:position="0.578in"/>
        </style:tab-stops>
      </style:paragraph-properties>
    </style:style>
    <style:style style:name="P41" style:family="paragraph" style:parent-style-name="List_20_Paragraph" style:list-style-name="WWNum1">
      <style:paragraph-properties fo:margin-left="0.578in" fo:margin-right="0.2598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78in"/>
        </style:tab-stops>
      </style:paragraph-properties>
    </style:style>
    <style:style style:name="P42" style:family="paragraph" style:parent-style-name="List_20_Paragraph" style:list-style-name="WWNum1">
      <style:paragraph-properties fo:margin-left="0.578in" fo:margin-right="0.6181in" fo:margin-top="0.0008in" fo:margin-bottom="0in" style:contextual-spacing="false" fo:line-height="100%" fo:text-align="start" style:justify-single-word="false" fo:text-indent="-0.25in" style:auto-text-indent="false">
        <style:tab-stops>
          <style:tab-stop style:position="0.578in"/>
        </style:tab-stops>
      </style:paragraph-properties>
    </style:style>
    <style:style style:name="P43" style:family="paragraph" style:parent-style-name="List_20_Paragraph" style:list-style-name="WWNum1">
      <style:paragraph-properties fo:margin-left="0.578in" fo:margin-right="0.2598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78in"/>
        </style:tab-stops>
      </style:paragraph-properties>
      <style:text-properties officeooo:paragraph-rsid="0009d624"/>
    </style:style>
    <style:style style:name="P44" style:family="paragraph" style:parent-style-name="List_20_Paragraph" style:list-style-name="WWNum1">
      <style:paragraph-properties fo:margin-left="0.5772in" fo:margin-right="0in" fo:margin-top="0.0008in" fo:margin-bottom="0in" style:contextual-spacing="false" fo:line-height="100%" fo:text-align="start" style:justify-single-word="false" fo:text-indent="-0.2492in" style:auto-text-indent="false">
        <style:tab-stops>
          <style:tab-stop style:position="0.5772in"/>
        </style:tab-stops>
      </style:paragraph-properties>
    </style:style>
    <style:style style:name="P45" style:family="paragraph" style:parent-style-name="List_20_Paragraph" style:list-style-name="WWNum1">
      <style:paragraph-properties fo:margin-left="0.5772in" fo:margin-right="0in" fo:margin-top="0.1102in" fo:margin-bottom="0in" style:contextual-spacing="false" fo:line-height="100%" fo:text-align="start" style:justify-single-word="false" fo:text-indent="-0.2492in" style:auto-text-indent="false">
        <style:tab-stops>
          <style:tab-stop style:position="0.5772in"/>
        </style:tab-stops>
      </style:paragraph-properties>
    </style:style>
    <style:style style:name="P46" style:family="paragraph" style:parent-style-name="List_20_Paragraph" style:list-style-name="WWNum1">
      <style:paragraph-properties fo:margin-left="0.5772in" fo:margin-right="0in" fo:margin-top="0in" fo:margin-bottom="0in" style:contextual-spacing="false" fo:line-height="100%" fo:text-align="start" style:justify-single-word="false" fo:text-indent="-0.2492in" style:auto-text-indent="false">
        <style:tab-stops>
          <style:tab-stop style:position="0.5772in"/>
        </style:tab-stops>
      </style:paragraph-properties>
    </style:style>
    <style:style style:name="P47" style:family="paragraph" style:parent-style-name="List_20_Paragraph" style:list-style-name="WWNum1">
      <style:paragraph-properties fo:margin-left="0.5772in" fo:margin-right="0in" fo:margin-top="0in" fo:margin-bottom="0in" style:contextual-spacing="false" fo:line-height="0.1937in" fo:text-align="start" style:justify-single-word="false" fo:text-indent="-0.2492in" style:auto-text-indent="false">
        <style:tab-stops>
          <style:tab-stop style:position="0.5772in"/>
        </style:tab-stops>
      </style:paragraph-properties>
    </style:style>
    <style:style style:name="P48" style:family="paragraph" style:parent-style-name="List_20_Paragraph" style:list-style-name="WWNum1">
      <style:paragraph-properties fo:margin-left="0.578in" fo:margin-right="0.5252in" fo:margin-top="0.002in" fo:margin-bottom="0in" style:contextual-spacing="false" fo:line-height="98%" fo:text-align="start" style:justify-single-word="false" fo:text-indent="-0.25in" style:auto-text-indent="false">
        <style:tab-stops>
          <style:tab-stop style:position="0.578in"/>
        </style:tab-stops>
      </style:paragraph-properties>
    </style:style>
    <style:style style:name="P49" style:family="paragraph" style:parent-style-name="Title" style:master-page-name="Standard">
      <style:paragraph-properties style:page-number="auto"/>
    </style:style>
    <style:style style:name="P50" style:family="paragraph" style:parent-style-name="Title">
      <style:text-properties fo:font-size="16pt" officeooo:rsid="000bde2c" officeooo:paragraph-rsid="000bde2c" style:font-size-asian="16pt" style:font-size-complex="16pt"/>
    </style:style>
    <style:style style:name="P51" style:family="paragraph">
      <loext:graphic-properties draw:fill="solid" draw:fill-color="#9f9f9f"/>
      <style:paragraph-properties fo:text-align="start"/>
      <style:text-properties fo:font-size="11pt"/>
    </style:style>
    <style:style style:name="P52" style:family="paragraph">
      <loext:graphic-properties draw:fill="solid" draw:fill-color="#e2e2e2"/>
      <style:paragraph-properties fo:text-align="start"/>
      <style:text-properties fo:font-size="11pt"/>
    </style:style>
    <style:style style:name="T1" style:family="text">
      <style:text-properties fo:letter-spacing="-0.0043in"/>
    </style:style>
    <style:style style:name="T2" style:family="text">
      <style:text-properties fo:letter-spacing="-0.0043in" fo:font-weight="normal" style:font-weight-asian="normal" style:font-weight-complex="normal"/>
    </style:style>
    <style:style style:name="T3" style:family="text">
      <style:text-properties fo:letter-spacing="-0.002in"/>
    </style:style>
    <style:style style:name="T4" style:family="text">
      <style:text-properties fo:letter-spacing="-0.002in" fo:font-weight="normal" style:font-weight-asian="normal" style:font-weight-complex="normal"/>
    </style:style>
    <style:style style:name="T5" style:family="text">
      <style:text-properties fo:letter-spacing="-0.0016in"/>
    </style:style>
    <style:style style:name="T6" style:family="text">
      <style:text-properties fo:letter-spacing="-0.0016in" style:text-underline-style="solid" style:text-underline-width="auto" style:text-underline-color="font-color"/>
    </style:style>
    <style:style style:name="T7" style:family="text">
      <style:text-properties fo:letter-spacing="-0.0016in" fo:font-weight="normal" style:font-weight-asian="normal" style:font-weight-complex="normal"/>
    </style:style>
    <style:style style:name="T8" style:family="text">
      <style:text-properties fo:font-size="9.5pt" fo:font-weight="bold" style:font-size-asian="9.5pt" style:font-weight-asian="bold"/>
    </style:style>
    <style:style style:name="T9" style:family="text">
      <style:text-properties fo:font-size="9.5pt" style:font-size-asian="9.5pt"/>
    </style:style>
    <style:style style:name="T10" style:family="text">
      <style:text-properties fo:font-size="9.5pt" style:font-size-asian="9.5pt" style:font-size-complex="9.5pt"/>
    </style:style>
    <style:style style:name="T11" style:family="text">
      <style:text-properties fo:color="#4471c4" loext:opacity="100%"/>
    </style:style>
    <style:style style:name="T12" style:family="text">
      <style:text-properties fo:color="#4471c4" loext:opacity="100%" fo:font-size="11pt" style:text-underline-style="solid" style:text-underline-width="auto" style:text-underline-color="#4471c4" style:font-size-asian="11pt"/>
    </style:style>
    <style:style style:name="T13" style:family="text">
      <style:text-properties fo:color="#4471c4" loext:opacity="100%" fo:font-size="11pt" style:text-underline-style="solid" style:text-underline-width="auto" style:text-underline-color="#4471c4" fo:font-weight="bold" style:font-size-asian="11pt" style:font-weight-asian="bold"/>
    </style:style>
    <style:style style:name="T14" style:family="text">
      <style:text-properties fo:color="#4471c4" loext:opacity="100%" fo:font-size="11pt" fo:letter-spacing="-0.0083in" style:font-size-asian="11pt"/>
    </style:style>
    <style:style style:name="T15" style:family="text">
      <style:text-properties fo:color="#4471c4" loext:opacity="100%" fo:font-size="11pt" style:font-size-asian="11pt"/>
    </style:style>
    <style:style style:name="T16" style:family="text">
      <style:text-properties fo:color="#4471c4" loext:opacity="100%" fo:font-size="11pt" fo:letter-spacing="-0.0047in" style:font-size-asian="11pt"/>
    </style:style>
    <style:style style:name="T17" style:family="text">
      <style:text-properties fo:color="#4471c4" loext:opacity="100%" fo:font-size="11pt" fo:letter-spacing="-0.002in" style:font-size-asian="11pt"/>
    </style:style>
    <style:style style:name="T18" style:family="text">
      <style:text-properties fo:color="#4471c4" loext:opacity="100%" fo:font-size="11pt" fo:letter-spacing="-0.0035in" fo:font-weight="bold" style:font-size-asian="11pt" style:font-weight-asian="bold"/>
    </style:style>
    <style:style style:name="T19" style:family="text">
      <style:text-properties fo:color="#4471c4" loext:opacity="100%" fo:font-size="11pt" fo:font-weight="bold" style:font-size-asian="11pt" style:font-weight-asian="bold"/>
    </style:style>
    <style:style style:name="T20" style:family="text">
      <style:text-properties fo:color="#4471c4" loext:opacity="100%" fo:font-size="11pt" fo:letter-spacing="-0.0028in" style:font-size-asian="11pt"/>
    </style:style>
    <style:style style:name="T21" style:family="text">
      <style:text-properties fo:color="#4471c4" loext:opacity="100%" style:font-name="Arial"/>
    </style:style>
    <style:style style:name="T22" style:family="text">
      <style:text-properties fo:color="#4471c4" loext:opacity="100%" style:font-name="Arial" fo:font-size="11pt" style:font-size-asian="11pt"/>
    </style:style>
    <style:style style:name="T23" style:family="text">
      <style:text-properties fo:color="#4471c4" loext:opacity="100%" style:font-name="Arial" fo:font-size="11pt" fo:letter-spacing="-0.0102in" style:font-size-asian="11pt"/>
    </style:style>
    <style:style style:name="T24" style:family="text">
      <style:text-properties fo:color="#4471c4" loext:opacity="100%" style:font-name="Arial" fo:font-size="11pt" fo:letter-spacing="-0.011in" style:font-size-asian="11pt"/>
    </style:style>
    <style:style style:name="T25" style:family="text">
      <style:text-properties fo:color="#4471c4" loext:opacity="100%" style:text-underline-style="solid" style:text-underline-width="auto" style:text-underline-color="font-color"/>
    </style:style>
    <style:style style:name="T26" style:family="text">
      <style:text-properties fo:font-size="11pt" style:font-size-asian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font-weight="bold" style:font-size-asian="11pt" style:font-weight-asian="bold"/>
    </style:style>
    <style:style style:name="T29" style:family="text">
      <style:text-properties fo:font-size="11pt" fo:font-weight="bold" style:font-size-asian="11pt" style:font-weight-asian="bold" style:font-size-complex="11pt" style:font-weight-complex="bold"/>
    </style:style>
    <style:style style:name="T30" style:family="text">
      <style:text-properties fo:font-size="11pt" fo:letter-spacing="-0.0043in" fo:font-weight="bold" style:font-size-asian="11pt" style:font-weight-asian="bold"/>
    </style:style>
    <style:style style:name="T31" style:family="text">
      <style:text-properties fo:font-size="11pt" fo:letter-spacing="-0.0043in" fo:font-weight="bold" officeooo:rsid="000ad858" style:font-size-asian="11pt" style:font-weight-asian="bold"/>
    </style:style>
    <style:style style:name="T32" style:family="text">
      <style:text-properties fo:font-size="11pt" fo:letter-spacing="-0.0043in" style:font-size-asian="11pt" style:font-size-complex="11pt"/>
    </style:style>
    <style:style style:name="T33" style:family="text">
      <style:text-properties fo:font-size="11pt" fo:letter-spacing="-0.0043in" fo:language="en" fo:country="US" style:font-size-asian="11pt" style:font-size-complex="11pt"/>
    </style:style>
    <style:style style:name="T34" style:family="text">
      <style:text-properties fo:font-size="11pt" fo:letter-spacing="-0.0035in" fo:font-weight="bold" style:font-size-asian="11pt" style:font-weight-asian="bold"/>
    </style:style>
    <style:style style:name="T35" style:family="text">
      <style:text-properties fo:font-size="11pt" fo:letter-spacing="-0.0035in" style:font-size-asian="11pt" style:font-size-complex="11pt"/>
    </style:style>
    <style:style style:name="T36" style:family="text">
      <style:text-properties fo:font-size="11pt" fo:letter-spacing="-0.0035in" fo:language="en" fo:country="US" style:font-size-asian="11pt" style:font-size-complex="11pt"/>
    </style:style>
    <style:style style:name="T37" style:family="text">
      <style:text-properties fo:font-size="11pt" fo:letter-spacing="-0.0028in" fo:font-weight="bold" style:font-size-asian="11pt" style:font-weight-asian="bold"/>
    </style:style>
    <style:style style:name="T38" style:family="text">
      <style:text-properties fo:font-size="11pt" fo:letter-spacing="-0.0028in" fo:font-style="italic" style:font-size-asian="11pt" style:font-style-asian="italic"/>
    </style:style>
    <style:style style:name="T39" style:family="text">
      <style:text-properties fo:font-size="11pt" fo:letter-spacing="-0.0028in" style:font-size-asian="11pt" style:font-size-complex="11pt"/>
    </style:style>
    <style:style style:name="T40" style:family="text">
      <style:text-properties fo:font-size="11pt" fo:letter-spacing="-0.0028in" fo:language="en" fo:country="US" style:font-size-asian="11pt" style:font-size-complex="11pt"/>
    </style:style>
    <style:style style:name="T41" style:family="text">
      <style:text-properties fo:font-size="11pt" fo:font-style="italic" style:font-size-asian="11pt" style:font-style-asian="italic"/>
    </style:style>
    <style:style style:name="T42" style:family="text">
      <style:text-properties fo:font-size="11pt" fo:font-style="italic" style:font-size-asian="11pt" style:font-style-asian="italic" style:font-size-complex="11pt" style:font-style-complex="italic"/>
    </style:style>
    <style:style style:name="T43" style:family="text">
      <style:text-properties fo:font-size="11pt" fo:letter-spacing="-0.002in" fo:font-style="italic" style:font-size-asian="11pt" style:font-style-asian="italic"/>
    </style:style>
    <style:style style:name="T44" style:family="text">
      <style:text-properties fo:font-size="11pt" fo:letter-spacing="-0.002in" style:font-size-asian="11pt" style:font-size-complex="11pt"/>
    </style:style>
    <style:style style:name="T45" style:family="text">
      <style:text-properties fo:font-size="11pt" fo:letter-spacing="-0.002in" fo:language="en" fo:country="US" style:font-size-asian="11pt" style:font-size-complex="11pt"/>
    </style:style>
    <style:style style:name="T46" style:family="text">
      <style:text-properties fo:font-size="11pt" fo:letter-spacing="-0.0016in" fo:font-style="italic" style:font-size-asian="11pt" style:font-style-asian="italic"/>
    </style:style>
    <style:style style:name="T47" style:family="text">
      <style:text-properties fo:font-size="11pt" fo:letter-spacing="-0.0016in" style:font-size-asian="11pt" style:font-size-complex="11pt"/>
    </style:style>
    <style:style style:name="T48" style:family="text">
      <style:text-properties fo:font-size="11pt" fo:letter-spacing="-0.0055in" style:font-size-asian="11pt" style:font-size-complex="11pt"/>
    </style:style>
    <style:style style:name="T49" style:family="text">
      <style:text-properties fo:font-size="11pt" fo:letter-spacing="-0.0047in" style:font-size-asian="11pt" style:font-size-complex="11pt"/>
    </style:style>
    <style:style style:name="T50" style:family="text">
      <style:text-properties fo:font-size="11pt" fo:letter-spacing="-0.0063in" style:font-size-asian="11pt" style:font-size-complex="11pt"/>
    </style:style>
    <style:style style:name="T51" style:family="text">
      <style:text-properties fo:font-size="11pt" fo:font-weight="normal" style:font-size-asian="11pt" style:font-weight-asian="normal" style:font-size-complex="11pt" style:font-weight-complex="normal"/>
    </style:style>
    <style:style style:name="T52" style:family="text">
      <style:text-properties fo:font-size="11pt" fo:language="en" fo:country="US" style:font-size-asian="11pt" style:font-size-complex="11pt"/>
    </style:style>
    <style:style style:name="T53" style:family="text">
      <style:text-properties fo:font-size="11pt" fo:language="en" fo:country="US" officeooo:rsid="0009d624" style:font-size-asian="11pt" style:font-size-complex="11pt"/>
    </style:style>
    <style:style style:name="T54" style:family="text">
      <style:text-properties style:text-underline-style="none"/>
    </style:style>
    <style:style style:name="T55" style:family="text">
      <style:text-properties fo:letter-spacing="-0.0047in"/>
    </style:style>
    <style:style style:name="T56" style:family="text">
      <style:text-properties fo:letter-spacing="-0.0047in" fo:font-weight="normal" style:font-weight-asian="normal" style:font-weight-complex="normal"/>
    </style:style>
    <style:style style:name="T57" style:family="text">
      <style:text-properties fo:letter-spacing="-0.0047in" fo:font-weight="normal" officeooo:rsid="0007baf4" style:font-weight-asian="normal" style:font-weight-complex="normal"/>
    </style:style>
    <style:style style:name="T58" style:family="text">
      <style:text-properties fo:letter-spacing="-0.0028in"/>
    </style:style>
    <style:style style:name="T59" style:family="text">
      <style:text-properties fo:letter-spacing="-0.0028in" fo:font-weight="normal" style:font-weight-asian="normal" style:font-weight-complex="normal"/>
    </style:style>
    <style:style style:name="T60" style:family="text">
      <style:text-properties fo:language="en" fo:country="US"/>
    </style:style>
    <style:style style:name="T61" style:family="text">
      <style:text-properties fo:font-size="10pt" style:font-size-asian="10pt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fo:color="#0d0d0d" loext:opacity="100%">
        <loext:char-complex-color loext:theme-type="dark1" loext:color-type="theme">
          <loext:transformation loext:type="tint" loext:value="509"/>
          <loext:transformation loext:type="shade" loext:value="0"/>
        </loext:char-complex-color>
      </style:text-properties>
    </style:style>
    <style:style style:name="T64" style:family="text">
      <style:text-properties fo:color="#0d0d0d" loext:opacity="100%" style:font-name="Arial">
        <loext:char-complex-color loext:theme-type="dark1" loext:color-type="theme">
          <loext:transformation loext:type="tint" loext:value="509"/>
          <loext:transformation loext:type="shade" loext:value="0"/>
        </loext:char-complex-color>
      </style:text-properties>
    </style:style>
    <style:style style:name="T65" style:family="text">
      <style:text-properties fo:color="#0d0d0d" loext:opacity="100%" style:font-name="Arial" fo:font-size="11pt" style:font-size-asian="11pt" style:font-size-complex="11pt">
        <loext:char-complex-color loext:theme-type="dark1" loext:color-type="theme">
          <loext:transformation loext:type="tint" loext:value="509"/>
          <loext:transformation loext:type="shade" loext:value="0"/>
        </loext:char-complex-color>
      </style:text-properties>
    </style:style>
    <style:style style:name="T66" style:family="text">
      <style:text-properties fo:color="#0d0d0d" loext:opacity="100%" style:font-name="Arial" officeooo:rsid="0007baf4">
        <loext:char-complex-color loext:theme-type="dark1" loext:color-type="theme">
          <loext:transformation loext:type="tint" loext:value="509"/>
          <loext:transformation loext:type="shade" loext:value="0"/>
        </loext:char-complex-color>
      </style:text-properties>
    </style:style>
    <style:style style:name="T67" style:family="text">
      <style:text-properties fo:color="#0d0d0d" loext:opacity="100%" style:font-name="Arial" officeooo:rsid="000ad858">
        <loext:char-complex-color loext:theme-type="dark1" loext:color-type="theme">
          <loext:transformation loext:type="tint" loext:value="509"/>
          <loext:transformation loext:type="shade" loext:value="0"/>
        </loext:char-complex-color>
      </style:text-properties>
    </style:style>
    <style:style style:name="T68" style:family="text">
      <style:text-properties fo:color="#0d0d0d" loext:opacity="100%" style:font-name="Calibri" style:font-name-asian="Calibri1" style:font-name-complex="Calibri1">
        <loext:char-complex-color loext:theme-type="dark1" loext:color-type="theme">
          <loext:transformation loext:type="tint" loext:value="509"/>
          <loext:transformation loext:type="shade" loext:value="0"/>
        </loext:char-complex-color>
      </style:text-properties>
    </style:style>
    <style:style style:name="T69" style:family="text">
      <style:text-properties style:font-name="Arial"/>
    </style:style>
    <style:style style:name="T70" style:family="text">
      <style:text-properties style:font-name="Arial" fo:font-size="11pt" style:font-size-asian="11pt" style:font-size-complex="11pt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color="#000000" loext:opacity="100%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3" style:family="text">
      <style:text-properties fo:color="#000000" loext:opacity="100%" style:font-name="Ari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letter-spacing="-0.0035in"/>
    </style:style>
    <style:style style:name="T76" style:family="text">
      <style:text-properties fo:letter-spacing="-0.0035in" fo:font-weight="normal" style:font-weight-asian="normal" style:font-weight-complex="normal"/>
    </style:style>
    <style:style style:name="T77" style:family="text">
      <style:text-properties style:font-name="Calibri" fo:font-size="12pt" fo:language="en" fo:country="US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T78" style:family="text">
      <style:text-properties style:font-name="Calibri" fo:font-size="11pt" fo:language="en" fo:country="US" style:font-name-asian="Calibri1" style:font-size-asian="11pt" style:font-name-complex="Calibri1" style:font-size-complex="11pt"/>
    </style:style>
    <style:style style:name="T79" style:family="text">
      <style:text-properties style:font-name="Calibri" fo:font-size="11pt" fo:language="en" fo:country="US" officeooo:rsid="0007baf4" style:font-name-asian="Calibri1" style:font-size-asian="11pt" style:font-name-complex="Calibri1" style:font-size-complex="11pt"/>
    </style:style>
    <style:style style:name="T80" style:family="text">
      <style:text-properties officeooo:rsid="000b549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9f9f9f" draw:textarea-vertical-align="top" draw:auto-grow-height="false" fo:min-height="0.0228in" fo:min-width="7.9008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none" svg:stroke-width="0in" draw:fill="solid" draw:fill-color="#e2e2e2" draw:textarea-vertical-align="top" draw:auto-grow-height="false" fo:min-height="0.0035in" fo:min-width="0.0035in" fo:padding-top="0in" fo:padding-bottom="0in" fo:padding-left="0in" fo:padding-right="0in" fo:wrap-option="wrap" loext:decorative="false" style:run-through="foreground"/>
    </style:style>
    <style:style style:name="gr4" style:family="graphic">
      <style:graphic-properties draw:stroke="none" svg:stroke-width="0in" draw:fill="solid" draw:fill-color="#9f9f9f" draw:textarea-vertical-align="top" draw:auto-grow-height="false" fo:min-height="0.0193in" fo:min-width="7.9028in" fo:padding-top="0in" fo:padding-bottom="0in" fo:padding-left="0in" fo:padding-right="0in" fo:wrap-option="wrap" loext:decorative="false" style:run-through="foreground"/>
    </style:style>
    <style:style style:name="gr5" style:family="graphic">
      <style:graphic-properties draw:stroke="none" svg:stroke-width="0in" draw:fill="solid" draw:fill-color="#e2e2e2" draw:textarea-vertical-align="top" draw:auto-grow-height="false" fo:min-height="0.0161in" fo:min-width="0.0035in" fo:padding-top="0in" fo:padding-bottom="0in" fo:padding-left="0in" fo:padding-right="0in" fo:wrap-option="wrap" loext:decorative="false" style:run-through="foreground"/>
    </style:style>
    <style:style style:name="gr6" style:family="graphic">
      <style:graphic-properties draw:stroke="none" svg:stroke-width="0in" draw:fill="solid" draw:fill-color="#9f9f9f" draw:textarea-vertical-align="top" draw:auto-grow-height="false" fo:min-height="0.0035in" fo:min-width="0.0035in" fo:padding-top="0in" fo:padding-bottom="0in" fo:padding-left="0in" fo:padding-right="0in" fo:wrap-option="wrap" loext:decorative="false" style:run-through="foreground"/>
    </style:style>
    <style:style style:name="gr7" style:family="graphic">
      <style:graphic-properties draw:stroke="none" svg:stroke-width="0in" draw:fill="solid" draw:fill-color="#e2e2e2" draw:textarea-vertical-align="top" draw:auto-grow-height="false" fo:min-height="0.0035in" fo:min-width="7.9028in" fo:padding-top="0in" fo:padding-bottom="0in" fo:padding-left="0in" fo:padding-right="0in" fo:wrap-option="wrap" loext:decorative="false" style:run-through="foreground"/>
    </style:style>
    <style:style style:name="gr8" style:family="graphic">
      <style:graphic-properties style:writing-mode="lr-tb" loext:decorative="false" fo:margin-left="-0.0008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9f9f9f" draw:textarea-vertical-align="top" draw:auto-grow-height="false" fo:min-height="0.0228in" fo:min-width="7.9008in" fo:padding-top="0in" fo:padding-bottom="0in" fo:padding-left="0in" fo:padding-right="0in" fo:wrap-option="wrap" loext:decorative="false" style:run-through="background"/>
    </style:style>
    <style:style style:name="gr10" style:family="graphic">
      <style:graphic-properties draw:stroke="none" svg:stroke-width="0in" draw:fill="solid" draw:fill-color="#e2e2e2" draw:textarea-vertical-align="top" draw:auto-grow-height="false" fo:min-height="0.0035in" fo:min-width="0.0035in" fo:padding-top="0in" fo:padding-bottom="0in" fo:padding-left="0in" fo:padding-right="0in" fo:wrap-option="wrap" loext:decorative="false" style:run-through="background"/>
    </style:style>
    <style:style style:name="gr11" style:family="graphic">
      <style:graphic-properties draw:stroke="none" svg:stroke-width="0in" draw:fill="solid" draw:fill-color="#9f9f9f" draw:textarea-vertical-align="top" draw:auto-grow-height="false" fo:min-height="0.0193in" fo:min-width="7.9028in" fo:padding-top="0in" fo:padding-bottom="0in" fo:padding-left="0in" fo:padding-right="0in" fo:wrap-option="wrap" loext:decorative="false" style:run-through="background"/>
    </style:style>
    <style:style style:name="gr12" style:family="graphic">
      <style:graphic-properties draw:stroke="none" svg:stroke-width="0in" draw:fill="solid" draw:fill-color="#e2e2e2" draw:textarea-vertical-align="top" draw:auto-grow-height="false" fo:min-height="0.0161in" fo:min-width="0.0035in" fo:padding-top="0in" fo:padding-bottom="0in" fo:padding-left="0in" fo:padding-right="0in" fo:wrap-option="wrap" loext:decorative="false" style:run-through="background"/>
    </style:style>
    <style:style style:name="gr13" style:family="graphic">
      <style:graphic-properties draw:stroke="none" svg:stroke-width="0in" draw:fill="solid" draw:fill-color="#9f9f9f" draw:textarea-vertical-align="top" draw:auto-grow-height="false" fo:min-height="0.0035in" fo:min-width="0.0035in" fo:padding-top="0in" fo:padding-bottom="0in" fo:padding-left="0in" fo:padding-right="0in" fo:wrap-option="wrap" loext:decorative="false" style:run-through="background"/>
    </style:style>
    <style:style style:name="gr14" style:family="graphic">
      <style:graphic-properties draw:stroke="none" svg:stroke-width="0in" draw:fill="solid" draw:fill-color="#e2e2e2" draw:textarea-vertical-align="top" draw:auto-grow-height="false" fo:min-height="0.0035in" fo:min-width="7.9028in" fo:padding-top="0in" fo:padding-bottom="0in" fo:padding-left="0in" fo:padding-right="0in" fo:wrap-option="wrap" loext:decorative="false" style:run-through="background"/>
    </style:style>
    <style:style style:name="gr15" style:family="graphic">
      <style:graphic-properties draw:stroke="none" svg:stroke-width="0in" draw:fill="solid" draw:fill-color="#9f9f9f" draw:textarea-vertical-align="top" draw:auto-grow-height="false" fo:min-height="0.022in" fo:min-width="7.9008in" fo:padding-top="0in" fo:padding-bottom="0in" fo:padding-left="0in" fo:padding-right="0in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9">Muhammad<text:span text:style-name="T1"> </text:span>Saud<text:span text:style-name="T3"> </text:span><text:span text:style-name="T5">Shakeel</text:span></text:p>
        <text:p text:style-name="Title"><text:span text:style-name="T5"/></text:p>
        <text:p text:style-name="P50"><text:span text:style-name="T5">Machine Learning Engineer</text:span></text:p>
        <text:p text:style-name="P24" loext:marker-style-name="T8"><draw:g text:anchor-type="char" draw:z-index="0" draw:name="Group 1" draw:style-name="gr8"><draw:custom-shape draw:name="Graphic 2" draw:style-name="gr9" draw:text-style-name="P51" svg:width="7.9004in" svg:height="0.0224in" svg:x="0.3in" svg:y="0.1807in"><text:p/><draw:enhanced-geometry draw:mirror-horizontal="false" draw:mirror-vertical="false" svg:viewBox="0 0 0 0" drawooo:sub-view-size="7223759 20320" draw:text-areas="0 0 ?f0 ?f1" draw:type="ooxml-non-primitive" draw:enhanced-path="M 7223760 0 L 0 0 0 508 0 3556 0 20320 7223760 20320 7223760 0 Z N"><draw:equation draw:name="f0" draw:formula="logwidth"/><draw:equation draw:name="f1" draw:formula="logheight"/></draw:enhanced-geometry></draw:custom-shape><draw:custom-shape draw:name="Graphic 3" draw:style-name="gr10" draw:text-style-name="P52" svg:width="0.0031in" svg:height="0.0031in" svg:x="8.1992in" svg:y="0.1807in"><text:p/><draw:enhanced-geometry draw:mirror-horizontal="false" draw:mirror-vertical="false" svg:viewBox="0 0 0 0" drawooo:sub-view-size="3175 3175" draw:text-areas="0 0 ?f0 ?f1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4" draw:style-name="gr11" draw:text-style-name="P51" svg:width="7.9024in" svg:height="0.0189in" svg:x="0.3in" svg:y="0.1807in"><text:p/><draw:enhanced-geometry draw:mirror-horizontal="false" draw:mirror-vertical="false" svg:viewBox="0 0 0 0" drawooo:sub-view-size="7225665 17145 7225665 17145" draw:text-areas="0 0 ?f0 ?f1" draw:type="ooxml-non-primitive" draw:enhanced-path="M 3048 3048 L 0 3048 0 16764 3048 16764 3048 3048 Z N M 7225271 0 L 7222236 0 7222236 3048 7225271 3048 7225271 0 Z N"><draw:equation draw:name="f0" draw:formula="logwidth"/><draw:equation draw:name="f1" draw:formula="logheight"/></draw:enhanced-geometry></draw:custom-shape><draw:custom-shape draw:name="Graphic 5" draw:style-name="gr12" draw:text-style-name="P52" svg:width="0.0031in" svg:height="0.0157in" svg:x="8.1992in" svg:y="0.1843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6" draw:style-name="gr13" draw:text-style-name="P51" svg:width="0.0031in" svg:height="0.0031in" svg:x="0.3in" svg:y="0.2in"><text:p/><draw:enhanced-geometry draw:mirror-horizontal="false" draw:mirror-vertical="false" svg:viewBox="0 0 0 0" drawooo:sub-view-size="3175 3175" draw:text-areas="0 0 ?f0 ?f1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7" draw:style-name="gr14" draw:text-style-name="P52" svg:width="7.9024in" svg:height="0.0031in" svg:x="0.3in" svg:y="0.2in"><text:p/><draw:enhanced-geometry draw:mirror-horizontal="false" draw:mirror-vertical="false" svg:viewBox="0 0 0 0" drawooo:sub-view-size="7225665 3175" draw:text-areas="0 0 ?f0 ?f1" draw:type="ooxml-non-primitive" draw:enhanced-path="M 7225271 0 L 7222236 0 3048 0 0 0 0 3048 3048 3048 7222236 3048 7225271 3048 7225271 0 Z N"><draw:equation draw:name="f0" draw:formula="logwidth"/><draw:equation draw:name="f1" draw:formula="logheight"/></draw:enhanced-geometry></draw:custom-shape></draw:g></text:p>
        <text:p text:style-name="P16" loext:marker-style-name="T26"><text:a xlink:type="simple" xlink:href="mailto:i.saudshakeel@gmail.com" text:style-name="Standard" text:visited-style-name="Standard"><text:span text:style-name="T12">i.saudshakeel@gmail.com</text:span></text:a><text:span text:style-name="T14"> </text:span><text:span text:style-name="T22">•</text:span><text:span text:style-name="T23"> </text:span><text:span text:style-name="T15">(+92)</text:span><text:span text:style-name="T16"> </text:span><text:span text:style-name="T15">313-9559396</text:span><text:span text:style-name="T17"> </text:span><text:span text:style-name="T22">•</text:span><text:span text:style-name="T24"> </text:span><text:a xlink:type="simple" xlink:href="https://www.linkedin.com/in/saud-shakeel/" text:style-name="Standard" text:visited-style-name="Standard"><text:span text:style-name="T13">LinkedIn</text:span></text:a><text:span text:style-name="T18"> </text:span><text:span text:style-name="T22">•</text:span><text:span text:style-name="T23"> </text:span><text:a xlink:type="simple" xlink:href="https://github.com/Saud-Shakeel" text:style-name="Standard" text:visited-style-name="Standard"><text:span text:style-name="T13">GitHub</text:span></text:a><text:span text:style-name="T18"> </text:span><text:span text:style-name="T22">•</text:span><text:span text:style-name="T23"> </text:span><text:span text:style-name="T19">DOB:</text:span><text:span text:style-name="T18"> </text:span><text:span text:style-name="T15">21-01-</text:span><text:span text:style-name="T20">2000</text:span></text:p>
        <text:p text:style-name="P25" loext:marker-style-name="T9"><draw:g text:anchor-type="char" draw:z-index="1" draw:name="Group 8" draw:style-name="gr8"><draw:custom-shape draw:name="Graphic 9" draw:style-name="gr15" draw:text-style-name="P51" svg:width="7.9004in" svg:height="0.0217in" svg:x="0.3in" svg:y="0.1807in"><text:p/><draw:enhanced-geometry draw:mirror-horizontal="false" draw:mirror-vertical="false" svg:viewBox="0 0 0 0" drawooo:sub-view-size="7223759 19685" draw:text-areas="0 0 ?f0 ?f1" draw:type="ooxml-non-primitive" draw:enhanced-path="M 7223760 0 L 0 0 0 254 0 3302 0 19685 7223760 19685 7223760 0 Z N"><draw:equation draw:name="f0" draw:formula="logwidth"/><draw:equation draw:name="f1" draw:formula="logheight"/></draw:enhanced-geometry></draw:custom-shape><draw:custom-shape draw:name="Graphic 10" draw:style-name="gr10" draw:text-style-name="P52" svg:width="0.0031in" svg:height="0.0031in" svg:x="8.1992in" svg:y="0.1815in"><text:p/><draw:enhanced-geometry draw:mirror-horizontal="false" draw:mirror-vertical="false" svg:viewBox="0 0 0 0" drawooo:sub-view-size="3175 3175" draw:text-areas="0 0 ?f0 ?f1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11" draw:style-name="gr11" draw:text-style-name="P51" svg:width="7.9024in" svg:height="0.0189in" svg:x="0.3in" svg:y="0.1815in"><text:p/><draw:enhanced-geometry draw:mirror-horizontal="false" draw:mirror-vertical="false" svg:viewBox="0 0 0 0" drawooo:sub-view-size="7225665 17145 7225665 17145" draw:text-areas="0 0 ?f0 ?f1" draw:type="ooxml-non-primitive" draw:enhanced-path="M 3048 3048 L 0 3048 0 16764 3048 16764 3048 3048 Z N M 7225271 0 L 7222236 0 7222236 3048 7225271 3048 7225271 0 Z N"><draw:equation draw:name="f0" draw:formula="logwidth"/><draw:equation draw:name="f1" draw:formula="logheight"/></draw:enhanced-geometry></draw:custom-shape><draw:custom-shape draw:name="Graphic 12" draw:style-name="gr12" draw:text-style-name="P52" svg:width="0.0031in" svg:height="0.0157in" svg:x="8.1992in" svg:y="0.1843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13" draw:style-name="gr13" draw:text-style-name="P51" svg:width="0.0031in" svg:height="0.0031in" svg:x="0.3in" svg:y="0.2in"><text:p/><draw:enhanced-geometry draw:mirror-horizontal="false" draw:mirror-vertical="false" svg:viewBox="0 0 0 0" drawooo:sub-view-size="3175 3175" draw:text-areas="0 0 ?f0 ?f1" draw:type="ooxml-non-primitive" draw:enhanced-path="M 3047 0 L 0 0 0 3048 3047 3048 3047 0 Z N"><draw:equation draw:name="f0" draw:formula="logwidth"/><draw:equation draw:name="f1" draw:formula="logheight"/></draw:enhanced-geometry></draw:custom-shape><draw:custom-shape draw:name="Graphic 14" draw:style-name="gr14" draw:text-style-name="P52" svg:width="7.9024in" svg:height="0.0031in" svg:x="0.3in" svg:y="0.2in"><text:p/><draw:enhanced-geometry draw:mirror-horizontal="false" draw:mirror-vertical="false" svg:viewBox="0 0 0 0" drawooo:sub-view-size="7225665 3175" draw:text-areas="0 0 ?f0 ?f1" draw:type="ooxml-non-primitive" draw:enhanced-path="M 7225271 0 L 7222236 0 3048 0 0 0 0 3048 3048 3048 7222236 3048 7225271 3048 7225271 0 Z N"><draw:equation draw:name="f0" draw:formula="logwidth"/><draw:equation draw:name="f1" draw:formula="logheight"/></draw:enhanced-geometry></draw:custom-shape></draw:g></text:p>
        <text:h text:style-name="P34" text:outline-level="2" loext:marker-style-name="T54"><text:span text:style-name="T6">EXPERIENCE:</text:span></text:h>
        <text:p text:style-name="P17" loext:marker-style-name="T41"><text:span text:style-name="T28">Machine</text:span><text:span text:style-name="T30"> </text:span><text:span text:style-name="T28">Learning</text:span><text:span text:style-name="T30"> </text:span><text:span text:style-name="T31">Engineer</text:span><text:span text:style-name="T30"> </text:span><text:span text:style-name="T28">(Full</text:span><text:span text:style-name="T34"> </text:span><text:span text:style-name="T37">Time) <text:s text:c="74"/></text:span><text:span text:style-name="T41">July</text:span><text:span text:style-name="T38"> </text:span><text:span text:style-name="T41">2023</text:span><text:span text:style-name="T43"> </text:span><text:span text:style-name="T41">–</text:span><text:span text:style-name="T43"> </text:span><text:span text:style-name="T46">Present</text:span></text:p>
        <text:h text:style-name="P6" text:outline-level="4">Lear<text:span text:style-name="T80">N</text:span>N,<text:span text:style-name="T55"> </text:span>Peshawar,<text:span text:style-name="T58"> </text:span><text:span text:style-name="T5">Pakistan</text:span></text:h>
        <text:list text:style-name="WWNum1">
          <text:list-item>
            <text:p text:style-name="P39" loext:marker-style-name="T26"><text:span text:style-name="T27">Acquired</text:span><text:span text:style-name="T39"> </text:span><text:span text:style-name="T27">in-depth</text:span><text:span text:style-name="T44"> </text:span><text:span text:style-name="T27">knowledge</text:span><text:span text:style-name="T44"> </text:span><text:span text:style-name="T27">of</text:span><text:span text:style-name="T35"> </text:span><text:span text:style-name="T27">Machine</text:span><text:span text:style-name="T35"> </text:span><text:span text:style-name="T27">Learning,</text:span><text:span text:style-name="T44"> </text:span><text:span text:style-name="T27">Deep</text:span><text:span text:style-name="T44"> </text:span><text:span text:style-name="T27">Learning,</text:span><text:span text:style-name="T44"> </text:span><text:span text:style-name="T27">and</text:span><text:span text:style-name="T35"> </text:span><text:span text:style-name="T27">Neural</text:span><text:span text:style-name="T44"> </text:span><text:span text:style-name="T27">Network</text:span><text:span text:style-name="T44"> </text:span><text:span text:style-name="T27">concepts</text:span><text:span text:style-name="T47"> </text:span><text:span text:style-name="T27">through</text:span><text:span text:style-name="T39"> </text:span><text:span text:style-name="T27">dedicated learning sessions</text:span></text:p>
          </text:list-item>
          <text:list-item>
            <text:p text:style-name="P44" loext:marker-style-name="T26"><text:span text:style-name="T27">Applied</text:span><text:span text:style-name="T48"> </text:span><text:span text:style-name="T27">various</text:span><text:span text:style-name="T49"> </text:span><text:span text:style-name="T27">Data</text:span><text:span text:style-name="T35"> </text:span><text:span text:style-name="T27">Structures</text:span><text:span text:style-name="T35"> </text:span><text:span text:style-name="T27">and</text:span><text:span text:style-name="T32"> </text:span><text:span text:style-name="T27">Algorithms</text:span><text:span text:style-name="T49"> </text:span><text:span text:style-name="T27">(DSA),</text:span><text:span text:style-name="T50"> </text:span><text:span text:style-name="T27">optimizing</text:span><text:span text:style-name="T32"> </text:span><text:span text:style-name="T27">their</text:span><text:span text:style-name="T35"> </text:span><text:span text:style-name="T27">complexities</text:span><text:span text:style-name="T39"> </text:span><text:span text:style-name="T27">for</text:span><text:span text:style-name="T35"> </text:span><text:span text:style-name="T27">efficient</text:span><text:span text:style-name="T35"> </text:span><text:span text:style-name="T27">problem-</text:span><text:span text:style-name="T47">solving</text:span></text:p>
          </text:list-item>
          <text:list-item>
            <text:p text:style-name="P40" loext:marker-style-name="T26"><text:span text:style-name="T27">Executed</text:span><text:span text:style-name="T47"> </text:span><text:span text:style-name="T27">hands-on</text:span><text:span text:style-name="T44"> </text:span><text:span text:style-name="T27">Computer</text:span><text:span text:style-name="T47"> </text:span><text:span text:style-name="T27">Vision</text:span><text:span text:style-name="T44"> </text:span><text:span text:style-name="T27">projects</text:span><text:span text:style-name="T35"> </text:span><text:span text:style-name="T27">utilizing</text:span><text:span text:style-name="T44"> </text:span><text:span text:style-name="T27">PyTorch,</text:span><text:span text:style-name="T35"> </text:span><text:span text:style-name="T27">demonstrating</text:span><text:span text:style-name="T44"> </text:span><text:span text:style-name="T27">proficiency</text:span><text:span text:style-name="T47"> </text:span><text:span text:style-name="T27">in</text:span><text:span text:style-name="T47"> </text:span><text:span text:style-name="T27">the</text:span><text:span text:style-name="T47"> </text:span><text:span text:style-name="T27">application</text:span><text:span text:style-name="T35"> </text:span><text:span text:style-name="T27">of</text:span><text:span text:style-name="T47"> </text:span><text:span text:style-name="T27">deep learning to visual data</text:span></text:p>
          </text:list-item>
          <text:list-item>
            <text:p text:style-name="P43" loext:marker-style-name="T60"><text:span text:style-name="T52">Trained and tested different Computer Vision models, enhancing expertise in image analysis and interpretation</text:span></text:p>
          </text:list-item>
          <text:list-item>
            <text:p text:style-name="P47" loext:marker-style-name="T26"><text:span text:style-name="T27">Deployment</text:span><text:span text:style-name="T50"> </text:span><text:span text:style-name="T27">on</text:span><text:span text:style-name="T35"> </text:span><text:span text:style-name="T27">Hugging</text:span><text:span text:style-name="T35"> </text:span><text:span text:style-name="T27">Face</text:span><text:span text:style-name="T39"> </text:span><text:span text:style-name="T27">using</text:span><text:span text:style-name="T35"> </text:span><text:span text:style-name="T27">Gradio,</text:span><text:span text:style-name="T39"> </text:span><text:span text:style-name="T27">showcasing</text:span><text:span text:style-name="T35"> </text:span><text:span text:style-name="T27">the</text:span><text:span text:style-name="T35"> </text:span><text:span text:style-name="T27">ability</text:span><text:span text:style-name="T39"> </text:span><text:span text:style-name="T27">to</text:span><text:span text:style-name="T35"> </text:span><text:span text:style-name="T27">make</text:span><text:span text:style-name="T49"> </text:span><text:span text:style-name="T27">models</text:span><text:span text:style-name="T39"> </text:span><text:span text:style-name="T27">accessible</text:span><text:span text:style-name="T39"> </text:span><text:span text:style-name="T27">and</text:span><text:span text:style-name="T32"> </text:span><text:span text:style-name="T47">usable</text:span></text:p>
          </text:list-item>
          <text:list-item>
            <text:p text:style-name="P41" loext:marker-style-name="T60"><text:span text:style-name="T60">Utilized BERT Language Model (LLM) for various Natural Language Processing (NLP) tasks, demonstrating proficiency in leveraging state-of-the-art models for text-based applications</text:span><text:span text:style-name="T60"/></text:p>
          </text:list-item>
          <text:list-item>
            <text:p text:style-name="P41" loext:marker-style-name="T60"><text:span text:style-name="T60">Worked extensively with transformers, employing transfer learning techniques to enhance model performance and efficiency</text:span></text:p>
          </text:list-item>
          <text:list-item>
            <text:p text:style-name="P43" loext:marker-style-name="T27"><text:span text:style-name="T52">Actively</text:span><text:span text:style-name="T45"> </text:span><text:span text:style-name="T52">involved</text:span><text:span text:style-name="T45"> </text:span><text:span text:style-name="T52">in</text:span><text:span text:style-name="T33"> </text:span><text:span text:style-name="T52">the</text:span><text:span text:style-name="T36"> </text:span><text:span text:style-name="T52">exploration</text:span><text:span text:style-name="T40"> </text:span><text:span text:style-name="T52">and</text:span><text:span text:style-name="T36"> </text:span><text:span text:style-name="T52">application</text:span><text:span text:style-name="T53">s</text:span><text:span text:style-name="T40"> </text:span><text:span text:style-name="T52">of</text:span><text:span text:style-name="T36"> </text:span><text:span text:style-name="T52">MLOPS</text:span><text:span text:style-name="T45"> </text:span><text:span text:style-name="T52">(Machine</text:span><text:span text:style-name="T36"> </text:span><text:span text:style-name="T52">Learning</text:span><text:span text:style-name="T40"> </text:span><text:span text:style-name="T52">Operations)</text:span><text:span text:style-name="T45"> </text:span><text:span text:style-name="T52">concepts,</text:span><text:span text:style-name="T45"> </text:span><text:span text:style-name="T52">emphasizing practical implementations in real-world scenarios</text:span></text:p>
          </text:list-item>
        </text:list>
        <text:p text:style-name="P18" loext:marker-style-name="T42"><text:span text:style-name="T29">Data Scientist Internship (Remotely) <text:s text:c="59"/></text:span><text:span text:style-name="T42">August 2022 – October 2022</text:span></text:p>
        <text:h text:style-name="P8" text:outline-level="4">Technocolabs, Indore, India</text:h>
        <text:list text:continue-numbering="true" text:style-name="WWNum1">
          <text:list-item>
            <text:p text:style-name="P45" loext:marker-style-name="T27"><text:span text:style-name="T27">Applied hands-on Data Science and Machine Learning techniques in real-world projects</text:span><text:span text:style-name="T27"/></text:p>
          </text:list-item>
          <text:list-item>
            <text:p text:style-name="P46" loext:marker-style-name="T27"><text:span text:style-name="T27">Collaborated within a team environment to ensure the successful completion of tasks and projects</text:span><text:span text:style-name="T27"/></text:p>
          </text:list-item>
          <text:list-item>
            <text:p text:style-name="P48" loext:marker-style-name="T27"><text:span text:style-name="T27">Demonstrated effective communication and presentation skills, fostering collaboration with team members and stakeholders</text:span><text:span text:style-name="T27"/></text:p>
          </text:list-item>
          <text:list-item>
            <text:p text:style-name="P44" loext:marker-style-name="T27"><text:span text:style-name="T27">Conducted data pre-processing, visualization, and exploratory data analysis to derive insights from raw data</text:span><text:span text:style-name="T27"/></text:p>
          </text:list-item>
          <text:list-item>
            <text:p text:style-name="P42" loext:marker-style-name="T27"><text:span text:style-name="T27">Engaged in the end-to-end process of model development, showcasing proficiency in constructing and refining machine learning models </text:span></text:p>
          </text:list-item>
        </text:list>
        <text:p text:style-name="P27" loext:marker-style-name="T61"><draw:g text:anchor-type="char" draw:z-index="2" draw:name="Group 22" draw:style-name="gr8"><draw:custom-shape draw:name="Graphic 23" draw:style-name="gr15" draw:text-style-name="P51" svg:width="7.9004in" svg:height="0.0217in" svg:x="0.3in" svg:y="0.198in"><text:p/><draw:enhanced-geometry draw:mirror-horizontal="false" draw:mirror-vertical="false" svg:viewBox="0 0 0 0" drawooo:sub-view-size="7223759 19685" draw:text-areas="0 0 ?f0 ?f1" draw:type="ooxml-non-primitive" draw:enhanced-path="M 7223760 0 L 0 0 0 1028 0 4064 0 19685 7223760 19685 7223760 0 Z N"><draw:equation draw:name="f0" draw:formula="logwidth"/><draw:equation draw:name="f1" draw:formula="logheight"/></draw:enhanced-geometry></draw:custom-shape><draw:custom-shape draw:name="Graphic 24" draw:style-name="gr10" draw:text-style-name="P52" svg:width="0.0031in" svg:height="0.0031in" svg:x="8.1992in" svg:y="0.1988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25" draw:style-name="gr11" draw:text-style-name="P51" svg:width="7.9024in" svg:height="0.0189in" svg:x="0.3in" svg:y="0.1988in"><text:p/><draw:enhanced-geometry draw:mirror-horizontal="false" draw:mirror-vertical="false" svg:viewBox="0 0 0 0" drawooo:sub-view-size="7225665 17145 7225665 17145" draw:text-areas="0 0 ?f0 ?f1" draw:type="ooxml-non-primitive" draw:enhanced-path="M 3048 3035 L 0 3035 0 16751 3048 16751 3048 3035 Z N M 7225271 0 L 7222236 0 7222236 3035 7225271 3035 7225271 0 Z N"><draw:equation draw:name="f0" draw:formula="logwidth"/><draw:equation draw:name="f1" draw:formula="logheight"/></draw:enhanced-geometry></draw:custom-shape><draw:custom-shape draw:name="Graphic 26" draw:style-name="gr12" draw:text-style-name="P52" svg:width="0.0031in" svg:height="0.0157in" svg:x="8.1992in" svg:y="0.2024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27" draw:style-name="gr13" draw:text-style-name="P51" svg:width="0.0031in" svg:height="0.0031in" svg:x="0.3in" svg:y="0.2181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28" draw:style-name="gr14" draw:text-style-name="P52" svg:width="7.9024in" svg:height="0.0031in" svg:x="0.3in" svg:y="0.2181in"><text:p/><draw:enhanced-geometry draw:mirror-horizontal="false" draw:mirror-vertical="false" svg:viewBox="0 0 0 0" drawooo:sub-view-size="7225665 3175" draw:text-areas="0 0 ?f0 ?f1" draw:type="ooxml-non-primitive" draw:enhanced-path="M 7225271 0 L 7222236 0 3048 0 0 0 0 3035 3048 3035 7222236 3035 7225271 3035 7225271 0 Z N"><draw:equation draw:name="f0" draw:formula="logwidth"/><draw:equation draw:name="f1" draw:formula="logheight"/></draw:enhanced-geometry></draw:custom-shape></draw:g></text:p>
        <text:h text:style-name="Heading_20_1" text:outline-level="2" loext:marker-style-name="T54"><text:span text:style-name="T62">SKILLS:</text:span></text:h>
        <text:p text:style-name="P19" loext:marker-style-name="T70"><text:span text:style-name="T29">Programming Languages </text:span><text:span text:style-name="T27">– Python </text:span><text:span text:style-name="T65">• C++</text:span></text:p>
        <text:p text:style-name="P28" loext:marker-style-name="T69"><text:span text:style-name="T71">Technical </text:span>– Pytorch <text:span text:style-name="T64">• </text:span>Sklearn <text:span text:style-name="T64">• </text:span><text:span text:style-name="T68">Docker</text:span><text:span text:style-name="T64"> •</text:span> Hugging Face <text:span text:style-name="T64">• </text:span>Gradio <text:span text:style-name="T64">• </text:span><text:span text:style-name="T67">Git • </text:span>Github <text:span text:style-name="T64">• </text:span>Pandas <text:span text:style-name="T64">• </text:span>Numpy <text:span text:style-name="T64">• </text:span>Seaborn <text:span text:style-name="T64">• </text:span><text:span text:style-name="T66">M</text:span>atplotlib <text:span text:style-name="T64">• </text:span><text:span text:style-name="T63">Scipy </text:span><text:span text:style-name="T64">• </text:span>BeautifulSoup <text:span text:style-name="T64">• </text:span>SQL/MySQL <text:span text:style-name="T64">• </text:span>Sqlite3</text:p>
        <text:p text:style-name="P29" loext:marker-style-name="T72"><text:span text:style-name="T71">Soft </text:span>– Communications <text:span text:style-name="T73">• </text:span>Presentation <text:span text:style-name="T73">• </text:span>Team-Work <text:span text:style-name="T73">• </text:span>Self-Learning <text:span text:style-name="T73">• </text:span><text:span text:style-name="T72">Leadership</text:span><text:line-break/></text:p>
        <text:p text:style-name="P30" loext:marker-style-name="T10"><draw:g text:anchor-type="as-char" draw:z-index="4" draw:name="Group 29" draw:style-name="gr1"><draw:custom-shape draw:name="Graphic 30" draw:style-name="gr2" draw:text-style-name="P51" svg:width="7.9004in" svg:height="0.0224in" svg:x="0in" svg:y="0in"><text:p/><draw:enhanced-geometry draw:mirror-horizontal="false" draw:mirror-vertical="false" svg:viewBox="0 0 0 0" drawooo:sub-view-size="7223759 20320" draw:text-areas="0 0 ?f0 ?f1" draw:type="ooxml-non-primitive" draw:enhanced-path="M 7223760 0 L 0 0 0 1790 0 4826 0 20320 7223760 20320 7223760 0 Z N"><draw:equation draw:name="f0" draw:formula="logwidth"/><draw:equation draw:name="f1" draw:formula="logheight"/></draw:enhanced-geometry></draw:custom-shape><draw:custom-shape draw:name="Graphic 31" draw:style-name="gr3" draw:text-style-name="P52" svg:width="0.0031in" svg:height="0.0031in" svg:x="7.8992in" svg:y="0.002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2" draw:style-name="gr4" draw:text-style-name="P51" svg:width="7.9024in" svg:height="0.0189in" svg:x="0in" svg:y="0.002in"><text:p/><draw:enhanced-geometry draw:mirror-horizontal="false" draw:mirror-vertical="false" svg:viewBox="0 0 0 0" drawooo:sub-view-size="7225665 17145 7225665 17145" draw:text-areas="0 0 ?f0 ?f1" draw:type="ooxml-non-primitive" draw:enhanced-path="M 3048 3048 L 0 3048 0 16751 3048 16751 3048 3048 Z N M 7225271 0 L 7222236 0 7222236 3035 7225271 3035 7225271 0 Z N"><draw:equation draw:name="f0" draw:formula="logwidth"/><draw:equation draw:name="f1" draw:formula="logheight"/></draw:enhanced-geometry></draw:custom-shape><draw:custom-shape draw:name="Graphic 33" draw:style-name="gr5" draw:text-style-name="P52" svg:width="0.0031in" svg:height="0.0157in" svg:x="7.8992in" svg:y="0.0055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34" draw:style-name="gr6" draw:text-style-name="P51" svg:width="0.0031in" svg:height="0.0031in" svg:x="0in" svg:y="0.0209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5" draw:style-name="gr7" draw:text-style-name="P52" svg:width="7.9024in" svg:height="0.0031in" svg:x="0in" svg:y="0.0209in"><text:p/><draw:enhanced-geometry draw:mirror-horizontal="false" draw:mirror-vertical="false" svg:viewBox="0 0 0 0" drawooo:sub-view-size="7225665 3175" draw:text-areas="0 0 ?f0 ?f1" draw:type="ooxml-non-primitive" draw:enhanced-path="M 7225271 0 L 7222236 0 3048 0 0 0 0 3035 3048 3035 7222236 3035 7225271 3035 7225271 0 Z N"><draw:equation draw:name="f0" draw:formula="logwidth"/><draw:equation draw:name="f1" draw:formula="logheight"/></draw:enhanced-geometry></draw:custom-shape></draw:g></text:p>
        <text:h text:style-name="Heading_20_1" text:outline-level="2" loext:marker-style-name="T54"><text:soft-page-break/><text:span text:style-name="T6">PROJECTS:</text:span></text:h>
        <text:list text:continue-numbering="true" text:style-name="WWNum1">
          <text:list-item>
            <text:h text:style-name="P37" text:outline-level="4">Heart<text:span text:style-name="T58"> </text:span>Disease<text:span text:style-name="T5"> </text:span></text:h>
          </text:list-item>
        </text:list>
        <text:h text:style-name="P38" text:outline-level="4" loext:marker-style-name="T74"><text:span text:style-name="T74">Data</text:span><text:span text:style-name="T59"> </text:span><text:span text:style-name="T74">Science</text:span><text:span text:style-name="T59"> </text:span><text:span text:style-name="T74">and</text:span><text:span text:style-name="T59"> </text:span><text:span text:style-name="T74">ML</text:span><text:span text:style-name="T7"> </text:span><text:span text:style-name="T74">project</text:span><text:span text:style-name="T76"> based </text:span><text:span text:style-name="T74">on</text:span><text:span text:style-name="T59"> Classification to classify</text:span><text:span text:style-name="T74"> the</text:span><text:span text:style-name="T4"> </text:span><text:span text:style-name="T74">people</text:span><text:span text:style-name="T2"> </text:span><text:span text:style-name="T74">suffering</text:span><text:span text:style-name="T59"> </text:span><text:span text:style-name="T74">from</text:span><text:span text:style-name="T76"> </text:span><text:span text:style-name="T74">heart</text:span><text:span text:style-name="T56"> </text:span><text:span text:style-name="T57">d</text:span><text:span text:style-name="T7">isease </text:span></text:h>
        <text:list text:continue-numbering="true" text:style-name="WWNum1">
          <text:list-item>
            <text:h text:style-name="P37" text:outline-level="4" loext:marker-style-name="T29"><text:span text:style-name="T29">FashionMNIST </text:span><text:span text:style-name="T29"/></text:h>
          </text:list-item>
        </text:list>
        <text:h text:style-name="P38" text:outline-level="4" loext:marker-style-name="T51"><text:span text:style-name="T51">Computer Vision Project based on Image Classification to classify different clothing accessories</text:span><text:span text:style-name="T51"/></text:h>
        <text:list text:continue-numbering="true" text:style-name="WWNum1">
          <text:list-item>
            <text:h text:style-name="P37" text:outline-level="4" loext:marker-style-name="T29"><text:span text:style-name="T29">FoodVision Mini App</text:span><text:span text:style-name="T29"/></text:h>
          </text:list-item>
        </text:list>
        <text:p text:style-name="P12">Computer Vision Project based on Image Classification to classify different food Items</text:p>
        <text:list text:continue-numbering="true" text:style-name="WWNum1">
          <text:list-item>
            <text:h text:style-name="P37" text:outline-level="4">Malicious<text:span text:style-name="T1"> </text:span>Activity<text:span text:style-name="T75"> </text:span>Detection<text:span text:style-name="T1"> </text:span>and<text:span text:style-name="T55"> </text:span>Analysis<text:span text:style-name="T75"> </text:span>from<text:span text:style-name="T75"> </text:span>Surveillance<text:span text:style-name="T1"> </text:span>Videos<text:span text:style-name="T58"> </text:span></text:h>
          </text:list-item>
        </text:list>
        <text:p text:style-name="P12">Final Year Project based on object detection for the purpose of surveillance</text:p>
        <text:p text:style-name="P26" loext:marker-style-name="T10"><draw:g text:anchor-type="char" draw:z-index="3" draw:name="Group 29" draw:style-name="gr8"><draw:custom-shape draw:name="Graphic 30" draw:style-name="gr9" draw:text-style-name="P51" svg:width="7.9004in" svg:height="0.0224in" svg:x="0.3in" svg:y="0.1783in"><text:p/><draw:enhanced-geometry draw:mirror-horizontal="false" draw:mirror-vertical="false" svg:viewBox="0 0 0 0" drawooo:sub-view-size="7223759 20320" draw:text-areas="0 0 ?f0 ?f1" draw:type="ooxml-non-primitive" draw:enhanced-path="M 7223760 0 L 0 0 0 1790 0 4826 0 20320 7223760 20320 7223760 0 Z N"><draw:equation draw:name="f0" draw:formula="logwidth"/><draw:equation draw:name="f1" draw:formula="logheight"/></draw:enhanced-geometry></draw:custom-shape><draw:custom-shape draw:name="Graphic 31" draw:style-name="gr10" draw:text-style-name="P52" svg:width="0.0031in" svg:height="0.0031in" svg:x="8.1992in" svg:y="0.1803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2" draw:style-name="gr11" draw:text-style-name="P51" svg:width="7.9024in" svg:height="0.0189in" svg:x="0.3in" svg:y="0.1803in"><text:p/><draw:enhanced-geometry draw:mirror-horizontal="false" draw:mirror-vertical="false" svg:viewBox="0 0 0 0" drawooo:sub-view-size="7225665 17145 7225665 17145" draw:text-areas="0 0 ?f0 ?f1" draw:type="ooxml-non-primitive" draw:enhanced-path="M 3048 3048 L 0 3048 0 16751 3048 16751 3048 3048 Z N M 7225271 0 L 7222236 0 7222236 3035 7225271 3035 7225271 0 Z N"><draw:equation draw:name="f0" draw:formula="logwidth"/><draw:equation draw:name="f1" draw:formula="logheight"/></draw:enhanced-geometry></draw:custom-shape><draw:custom-shape draw:name="Graphic 33" draw:style-name="gr12" draw:text-style-name="P52" svg:width="0.0031in" svg:height="0.0157in" svg:x="8.1992in" svg:y="0.1831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34" draw:style-name="gr13" draw:text-style-name="P51" svg:width="0.0031in" svg:height="0.0031in" svg:x="0.3in" svg:y="0.1992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5" draw:style-name="gr14" draw:text-style-name="P52" svg:width="7.9024in" svg:height="0.0031in" svg:x="0.3in" svg:y="0.1992in"><text:p/><draw:enhanced-geometry draw:mirror-horizontal="false" draw:mirror-vertical="false" svg:viewBox="0 0 0 0" drawooo:sub-view-size="7225665 3175" draw:text-areas="0 0 ?f0 ?f1" draw:type="ooxml-non-primitive" draw:enhanced-path="M 7225271 0 L 7222236 0 3048 0 0 0 0 3035 3048 3035 7222236 3035 7225271 3035 7225271 0 Z N"><draw:equation draw:name="f0" draw:formula="logwidth"/><draw:equation draw:name="f1" draw:formula="logheight"/></draw:enhanced-geometry></draw:custom-shape></draw:g></text:p>
        <text:h text:style-name="P35" text:outline-level="2" loext:marker-style-name="T54"><text:span text:style-name="T62">CERTIFICATIONS:</text:span><text:span text:style-name="T54"/></text:h>
        <text:p text:style-name="P31" loext:marker-style-name="T69"><text:a xlink:type="simple" xlink:href="https://www.pirple.com/certificates/ohkexjazu7" text:style-name="Standard" text:visited-style-name="Standard"><text:span text:style-name="T25">Python is Easy – Pirple.com</text:span></text:a><text:span text:style-name="T11"> </text:span><text:span text:style-name="T21">• </text:span><text:a xlink:type="simple" xlink:href="https://drive.google.com/drive/u/0/home" text:style-name="Standard" text:visited-style-name="Standard"><text:span text:style-name="T25">Programming Essentials in Python – OPEN EDG</text:span></text:a><text:span text:style-name="T11"> </text:span><text:span text:style-name="T21">• </text:span><text:a xlink:type="simple" xlink:href="https://drive.google.com/drive/u/0/home" text:style-name="Standard" text:visited-style-name="Standard"><text:span text:style-name="T25">Data Science – Jawan Pakistan</text:span></text:a><text:span text:style-name="T11"> </text:span><text:span text:style-name="T21">•</text:span></text:p>
        <text:p text:style-name="P10"><text:a xlink:type="simple" xlink:href="https://coursera.org/share/84a0e0d5396d7df351c407f5728f08a7" text:style-name="Standard" text:visited-style-name="Standard"><text:span text:style-name="T25">What is Data Science? – IBM</text:span></text:a><text:span text:style-name="T11"> </text:span><text:span text:style-name="T21">• </text:span><text:a xlink:type="simple" xlink:href="https://www.coursera.org/account/accomplishments/verify/FJ8ZJR26H4WJ" text:style-name="Standard" text:visited-style-name="Standard"><text:span text:style-name="T25">Tools for Data Science – IBM</text:span></text:a><text:span text:style-name="T11"> </text:span><text:span text:style-name="T21">• </text:span><text:a xlink:type="simple" xlink:href="https://www.coursera.org/account/accomplishments/verify/JSSRSL5ZBL62" text:style-name="Standard" text:visited-style-name="Standard"><text:span text:style-name="T25">Data Science methodology – IBM</text:span></text:a><text:span text:style-name="T11"> </text:span><text:span text:style-name="T21">• </text:span><text:a xlink:type="simple" xlink:href="https://www.coursera.org/account/accomplishments/verify/9PBWWKBUQGF9" text:style-name="Standard" text:visited-style-name="Standard"><text:span text:style-name="T25">Python for Data Science, AI</text:span></text:a></text:p>
        <text:p text:style-name="P9"/>
        <text:p text:style-name="P32" loext:marker-style-name="T69"><text:a xlink:type="simple" xlink:href="https://www.coursera.org/account/accomplishments/verify/9PBWWKBUQGF9" text:style-name="Standard" text:visited-style-name="Standard"><text:span text:style-name="T25">and Development – IBM</text:span></text:a><text:span text:style-name="T25"> </text:span><text:span text:style-name="T21">• </text:span><text:a xlink:type="simple" xlink:href="https://coursera.org/verify/9BNWJTPHFL29" text:style-name="Standard" text:visited-style-name="Standard"><text:span text:style-name="T25">Python Project for Data Science</text:span></text:a><text:span text:style-name="T11"> </text:span><text:span text:style-name="T21">• </text:span><text:a xlink:type="simple" xlink:href="https://coursera.org/verify/MLAA6ZRY4YJ9" text:style-name="Standard" text:visited-style-name="Standard"><text:span text:style-name="T25">Databases and SQL for Data Science with Python</text:span></text:a><text:span text:style-name="T11"> </text:span><text:span text:style-name="T21">•</text:span></text:p>
        <text:p text:style-name="P11"><text:a xlink:type="simple" xlink:href="https://coursera.org/verify/RLZ7M8Y6A28K" text:style-name="Standard" text:visited-style-name="Standard"><text:span text:style-name="T25">Data Analysis with Python</text:span></text:a><text:span text:style-name="T11"> </text:span><text:span text:style-name="T21">• </text:span><text:a xlink:type="simple" xlink:href="https://coursera.org/verify/CLNGPWMQKTJC" text:style-name="Standard" text:visited-style-name="Standard"><text:span text:style-name="T25">Data Visualization with Python</text:span></text:a><text:span text:style-name="T11"> </text:span><text:span text:style-name="T21">• </text:span><text:a xlink:type="simple" xlink:href="https://coursera.org/verify/C6HUWBN8XNMZ" text:style-name="Standard" text:visited-style-name="Standard"><text:span text:style-name="T25">Machine Learning with Python</text:span></text:a><text:span text:style-name="T11"> </text:span><text:span text:style-name="T21">• </text:span><text:a xlink:type="simple" xlink:href="https://coursera.org/verify/XSEMLKQ7F82N" text:style-name="Standard" text:visited-style-name="Standard"><text:span text:style-name="T25">Applied Data Science</text:span></text:a></text:p>
        <text:p text:style-name="P9"/>
        <text:p text:style-name="P32" loext:marker-style-name="T25"><text:a xlink:type="simple" xlink:href="https://coursera.org/verify/XSEMLKQ7F82N" text:style-name="Standard" text:visited-style-name="Standard"><text:span text:style-name="T25">Capstone</text:span></text:a><text:span text:style-name="T25"><text:line-break/></text:span></text:p>
        <text:p text:style-name="P9" loext:marker-style-name="T10"><draw:g text:anchor-type="as-char" draw:z-index="5" draw:name="Group 29" draw:style-name="gr1"><draw:custom-shape draw:name="Graphic 30" draw:style-name="gr2" draw:text-style-name="P51" svg:width="7.9004in" svg:height="0.0224in" svg:x="0in" svg:y="0in"><text:p/><draw:enhanced-geometry draw:mirror-horizontal="false" draw:mirror-vertical="false" svg:viewBox="0 0 0 0" drawooo:sub-view-size="7223759 20320" draw:text-areas="0 0 ?f0 ?f1" draw:type="ooxml-non-primitive" draw:enhanced-path="M 7223760 0 L 0 0 0 1790 0 4826 0 20320 7223760 20320 7223760 0 Z N"><draw:equation draw:name="f0" draw:formula="logwidth"/><draw:equation draw:name="f1" draw:formula="logheight"/></draw:enhanced-geometry></draw:custom-shape><draw:custom-shape draw:name="Graphic 31" draw:style-name="gr3" draw:text-style-name="P52" svg:width="0.0031in" svg:height="0.0031in" svg:x="7.8992in" svg:y="0.002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2" draw:style-name="gr4" draw:text-style-name="P51" svg:width="7.9024in" svg:height="0.0189in" svg:x="0in" svg:y="0.002in"><text:p/><draw:enhanced-geometry draw:mirror-horizontal="false" draw:mirror-vertical="false" svg:viewBox="0 0 0 0" drawooo:sub-view-size="7225665 17145 7225665 17145" draw:text-areas="0 0 ?f0 ?f1" draw:type="ooxml-non-primitive" draw:enhanced-path="M 3048 3048 L 0 3048 0 16751 3048 16751 3048 3048 Z N M 7225271 0 L 7222236 0 7222236 3035 7225271 3035 7225271 0 Z N"><draw:equation draw:name="f0" draw:formula="logwidth"/><draw:equation draw:name="f1" draw:formula="logheight"/></draw:enhanced-geometry></draw:custom-shape><draw:custom-shape draw:name="Graphic 33" draw:style-name="gr5" draw:text-style-name="P52" svg:width="0.0031in" svg:height="0.0157in" svg:x="7.8992in" svg:y="0.0055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34" draw:style-name="gr6" draw:text-style-name="P51" svg:width="0.0031in" svg:height="0.0031in" svg:x="0in" svg:y="0.0209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5" draw:style-name="gr7" draw:text-style-name="P52" svg:width="7.9024in" svg:height="0.0031in" svg:x="0in" svg:y="0.0209in"><text:p/><draw:enhanced-geometry draw:mirror-horizontal="false" draw:mirror-vertical="false" svg:viewBox="0 0 0 0" drawooo:sub-view-size="7225665 3175" draw:text-areas="0 0 ?f0 ?f1" draw:type="ooxml-non-primitive" draw:enhanced-path="M 7225271 0 L 7222236 0 3048 0 0 0 0 3035 3048 3035 7222236 3035 7225271 3035 7225271 0 Z N"><draw:equation draw:name="f0" draw:formula="logwidth"/><draw:equation draw:name="f1" draw:formula="logheight"/></draw:enhanced-geometry></draw:custom-shape></draw:g></text:p>
        <text:h text:style-name="P36" text:outline-level="2" loext:marker-style-name="T54"><text:span text:style-name="T62">EDUCATION:</text:span></text:h>
        <text:p text:style-name="P20" loext:marker-style-name="T42"><text:span text:style-name="T27">Bachelors of Science – Major Computer Systems Engineering <text:s text:c="19"/></text:span><text:span text:style-name="T42">September 2019 – June 2023</text:span></text:p>
        <text:p text:style-name="P19" loext:marker-style-name="T29"><text:span text:style-name="T29">University of Engineering and Technology, Peshawar, Pakistan<text:line-break/></text:span></text:p>
        <text:p text:style-name="P19" loext:marker-style-name="T10"><draw:g text:anchor-type="as-char" draw:z-index="6" draw:name="Group 29" draw:style-name="gr1"><draw:custom-shape draw:name="Graphic 30" draw:style-name="gr2" draw:text-style-name="P51" svg:width="7.9004in" svg:height="0.0224in" svg:x="0in" svg:y="0in"><text:p/><draw:enhanced-geometry draw:mirror-horizontal="false" draw:mirror-vertical="false" svg:viewBox="0 0 0 0" drawooo:sub-view-size="7223759 20320" draw:text-areas="0 0 ?f0 ?f1" draw:type="ooxml-non-primitive" draw:enhanced-path="M 7223760 0 L 0 0 0 1790 0 4826 0 20320 7223760 20320 7223760 0 Z N"><draw:equation draw:name="f0" draw:formula="logwidth"/><draw:equation draw:name="f1" draw:formula="logheight"/></draw:enhanced-geometry></draw:custom-shape><draw:custom-shape draw:name="Graphic 31" draw:style-name="gr3" draw:text-style-name="P52" svg:width="0.0031in" svg:height="0.0031in" svg:x="7.8992in" svg:y="0.002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2" draw:style-name="gr4" draw:text-style-name="P51" svg:width="7.9024in" svg:height="0.0189in" svg:x="0in" svg:y="0.002in"><text:p/><draw:enhanced-geometry draw:mirror-horizontal="false" draw:mirror-vertical="false" svg:viewBox="0 0 0 0" drawooo:sub-view-size="7225665 17145 7225665 17145" draw:text-areas="0 0 ?f0 ?f1" draw:type="ooxml-non-primitive" draw:enhanced-path="M 3048 3048 L 0 3048 0 16751 3048 16751 3048 3048 Z N M 7225271 0 L 7222236 0 7222236 3035 7225271 3035 7225271 0 Z N"><draw:equation draw:name="f0" draw:formula="logwidth"/><draw:equation draw:name="f1" draw:formula="logheight"/></draw:enhanced-geometry></draw:custom-shape><draw:custom-shape draw:name="Graphic 33" draw:style-name="gr5" draw:text-style-name="P52" svg:width="0.0031in" svg:height="0.0157in" svg:x="7.8992in" svg:y="0.0055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34" draw:style-name="gr6" draw:text-style-name="P51" svg:width="0.0031in" svg:height="0.0031in" svg:x="0in" svg:y="0.0209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35" draw:style-name="gr7" draw:text-style-name="P52" svg:width="7.9024in" svg:height="0.0031in" svg:x="0in" svg:y="0.0209in"><text:p/><draw:enhanced-geometry draw:mirror-horizontal="false" draw:mirror-vertical="false" svg:viewBox="0 0 0 0" drawooo:sub-view-size="7225665 3175" draw:text-areas="0 0 ?f0 ?f1" draw:type="ooxml-non-primitive" draw:enhanced-path="M 7225271 0 L 7222236 0 3048 0 0 0 0 3035 3048 3035 7222236 3035 7225271 3035 7225271 0 Z N"><draw:equation draw:name="f0" draw:formula="logwidth"/><draw:equation draw:name="f1" draw:formula="logheight"/></draw:enhanced-geometry></draw:custom-shape></draw:g></text:p>
        <text:p text:style-name="P21" loext:marker-style-name="T77"><text:span text:style-name="T77">HONORS AND AWARDS:</text:span><text:span text:style-name="T77"/></text:p>
        <text:p text:style-name="P7"/>
        <text:h text:style-name="P14" text:outline-level="3">SPORTS WEEK 2021</text:h>
        <text:p text:style-name="P13">Won the best organizer award in the event held at University of Engineering and Technology, Peshawar, Pakistan</text:p>
        <text:p text:style-name="P7"/>
        <text:h text:style-name="P14" text:outline-level="3">IGNITE 2023</text:h>
        <text:p text:style-name="P22" loext:marker-style-name="T78"><text:span text:style-name="T78">Successfully organized the Tech event under the flag of Computer Society held at University of Engineering and Technology, Peshawar, Pakistan</text:span><text:span text:style-name="T78"/></text:p>
        <text:p text:style-name="P7"/>
        <text:h text:style-name="P15" text:outline-level="3">PLACEMENT FAIR 2023</text:h>
        <text:p text:style-name="P23" loext:marker-style-name="T78"><text:span text:style-name="T78">Successfully organized the event under the flag of Computer Society held at University of Engineering and Technology, Peshawar, Pakista</text:span><text:span text:style-name="T79">n<text:line-break/><text:line-break/></text:span><text:span text:style-name="T79"><draw:g text:anchor-type="as-char" draw:z-index="7" draw:name="Group 2" draw:style-name="gr1"><draw:custom-shape draw:name="Graphic 8" draw:style-name="gr2" draw:text-style-name="P51" svg:width="7.9004in" svg:height="0.0224in" svg:x="0in" svg:y="0in"><text:p/><draw:enhanced-geometry draw:mirror-horizontal="false" draw:mirror-vertical="false" svg:viewBox="0 0 0 0" drawooo:sub-view-size="7223759 20320" draw:text-areas="0 0 ?f0 ?f1" draw:type="ooxml-non-primitive" draw:enhanced-path="M 7223760 0 L 0 0 0 1790 0 4826 0 20320 7223760 20320 7223760 0 Z N"><draw:equation draw:name="f0" draw:formula="logwidth"/><draw:equation draw:name="f1" draw:formula="logheight"/></draw:enhanced-geometry></draw:custom-shape><draw:custom-shape draw:name="Graphic 15" draw:style-name="gr3" draw:text-style-name="P52" svg:width="0.0031in" svg:height="0.0031in" svg:x="7.8992in" svg:y="0.002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6" draw:style-name="gr4" draw:text-style-name="P51" svg:width="7.9024in" svg:height="0.0189in" svg:x="0in" svg:y="0.002in"><text:p/><draw:enhanced-geometry draw:mirror-horizontal="false" draw:mirror-vertical="false" svg:viewBox="0 0 0 0" drawooo:sub-view-size="7225665 17145 7225665 17145" draw:text-areas="0 0 ?f0 ?f1" draw:type="ooxml-non-primitive" draw:enhanced-path="M 3048 3048 L 0 3048 0 16751 3048 16751 3048 3048 Z N M 7225271 0 L 7222236 0 7222236 3035 7225271 3035 7225271 0 Z N"><draw:equation draw:name="f0" draw:formula="logwidth"/><draw:equation draw:name="f1" draw:formula="logheight"/></draw:enhanced-geometry></draw:custom-shape><draw:custom-shape draw:name="Graphic 17" draw:style-name="gr5" draw:text-style-name="P52" svg:width="0.0031in" svg:height="0.0157in" svg:x="7.8992in" svg:y="0.0055in"><text:p/><draw:enhanced-geometry draw:mirror-horizontal="false" draw:mirror-vertical="false" svg:viewBox="0 0 0 0" drawooo:sub-view-size="3175 13970" draw:text-areas="0 0 ?f0 ?f1" draw:type="ooxml-non-primitive" draw:enhanced-path="M 3047 0 L 0 0 0 13716 3047 13716 3047 0 Z N"><draw:equation draw:name="f0" draw:formula="logwidth"/><draw:equation draw:name="f1" draw:formula="logheight"/></draw:enhanced-geometry></draw:custom-shape><draw:custom-shape draw:name="Graphic 18" draw:style-name="gr6" draw:text-style-name="P51" svg:width="0.0031in" svg:height="0.0031in" svg:x="0in" svg:y="0.0209in"><text:p/><draw:enhanced-geometry draw:mirror-horizontal="false" draw:mirror-vertical="false" svg:viewBox="0 0 0 0" drawooo:sub-view-size="3175 3175" draw:text-areas="0 0 ?f0 ?f1" draw:type="ooxml-non-primitive" draw:enhanced-path="M 3047 0 L 0 0 0 3047 3047 3047 3047 0 Z N"><draw:equation draw:name="f0" draw:formula="logwidth"/><draw:equation draw:name="f1" draw:formula="logheight"/></draw:enhanced-geometry></draw:custom-shape><draw:custom-shape draw:name="Graphic 19" draw:style-name="gr7" draw:text-style-name="P52" svg:width="7.9024in" svg:height="0.0031in" svg:x="0in" svg:y="0.0209in"><text:p/><draw:enhanced-geometry draw:mirror-horizontal="false" draw:mirror-vertical="false" svg:viewBox="0 0 0 0" drawooo:sub-view-size="7225665 3175" draw:text-areas="0 0 ?f0 ?f1" draw:type="ooxml-non-primitive" draw:enhanced-path="M 7225271 0 L 7222236 0 3048 0 0 0 0 3035 3048 3035 7222236 3035 7225271 3035 7225271 0 Z N"><draw:equation draw:name="f0" draw:formula="logwidth"/><draw:equation draw:name="f1" draw:formula="logheight"/></draw:enhanced-geometry></draw:custom-shape></draw:g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8in" fo:margin-top="0.1457in" fo:margin-bottom="0in" style:contextual-spacing="false"/>
      <style:text-properties style:font-name="Calibri" fo:font-family="Calibri" style:font-family-generic="roman" style:font-pitch="variable" fo:font-size="12pt" fo:language="en" fo:country="US" style:text-underline-style="solid" style:text-underline-width="auto" style:text-underline-color="#000000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5772in" fo:margin-top="0.1091in" fo:margin-bottom="0in" style:contextual-spacing="false" fo:text-indent="-0.2492in" style:auto-text-indent="false"/>
      <style:text-properties style:font-name="Calibri" fo:font-family="Calibri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78in" fo:margin-top="0.1102in" fo:margin-bottom="0in" style:contextual-spacing="false"/>
      <style:text-properties style:font-name="Calibri" fo:font-family="Calibri" style:font-family-generic="roman" style:font-pitch="variable" fo:font-size="11pt" fo:language="en" fo:country="U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0063in" fo:margin-right="0.002in" fo:line-height="0.3327in" fo:text-align="center" style:justify-single-word="false"/>
      <style:text-properties style:font-name="Calibri" fo:font-family="Calibri" style:font-family-generic="roman" style:font-pitch="variable" fo:font-size="20pt" fo:language="en" fo:country="US" fo:font-weight="bold" style:font-name-asian="Calibri1" style:font-family-asian="Calibri" style:font-family-generic-asian="system" style:font-pitch-asian="variable" style:font-size-asian="20pt" style:language-asian="en" style:country-asian="US" style:font-weight-asian="bold" style:font-name-complex="Calibri1" style:font-family-complex="Calibri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772in" fo:margin-top="0.1102in" fo:margin-bottom="0in" style:contextual-spacing="false" fo:text-indent="-0.2492in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Symbol1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78in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3307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78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825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57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193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066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813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5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3" style:family="table">
      <style:table-properties style:width="8.0521in" fo:margin-left="0in" fo:margin-top="0in" fo:margin-bottom="0in" table:align="left" style:writing-mode="lr-tb"/>
    </style:style>
    <style:style style:name="Table3.A" style:family="table-column">
      <style:table-column-properties style:column-width="2.684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="0in" fo:border="none" style:writing-mode="lr-tb"/>
    </style:style>
    <style:style style:name="Table4" style:family="table">
      <style:table-properties style:width="8.0521in" fo:margin-left="0in" fo:margin-top="0in" fo:margin-bottom="0in" table:align="left" style:writing-mode="lr-tb"/>
    </style:style>
    <style:style style:name="Table4.A" style:family="table-column">
      <style:table-column-properties style:column-width="2.684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fo:padding="0in" fo:border="none" style:writing-mode="lr-tb"/>
    </style:style>
    <style:style style:name="MP1" style:family="paragraph" style:parent-style-name="Header">
      <style:paragraph-properties fo:margin-left="-0.0799in" fo:margin-right="0in" fo:margin-top="0in" fo:margin-bottom="0in" style:contextual-spacing="false" fo:text-align="start" style:justify-single-word="false" fo:orphans="0" fo:widows="0" style:writing-mode="lr-tb"/>
      <style:text-properties fo:font-size="11pt" style:letter-kerning="false" style:font-size-asian="11pt" style:font-size-complex="11pt"/>
    </style:style>
    <style:style style:name="MP2" style:family="paragraph" style:parent-style-name="Header">
      <style:paragraph-properties fo:margin-left="0in" fo:margin-right="0in" fo:margin-top="0in" fo:margin-bottom="0in" style:contextual-spacing="false" fo:text-align="center" style:justify-single-word="false" fo:orphans="0" fo:widows="0" style:writing-mode="lr-tb"/>
      <style:text-properties fo:font-size="11pt" style:letter-kerning="false" style:font-size-asian="11pt" style:font-size-complex="11pt"/>
    </style:style>
    <style:style style:name="MP3" style:family="paragraph" style:parent-style-name="Header">
      <style:paragraph-properties fo:margin-left="0in" fo:margin-right="-0.0799in" fo:margin-top="0in" fo:margin-bottom="0in" style:contextual-spacing="false" fo:text-align="end" style:justify-single-word="false" fo:orphans="0" fo:widows="0" style:writing-mode="lr-tb"/>
      <style:text-properties fo:font-size="11pt" style:letter-kerning="false" style:font-size-asian="11pt" style:font-size-complex="11pt"/>
    </style:style>
    <style:style style:name="MP4" style:family="paragraph" style:parent-style-name="Header">
      <style:paragraph-properties style:writing-mode="lr-tb"/>
    </style:style>
    <style:style style:name="MP5" style:family="paragraph" style:parent-style-name="Footer">
      <style:paragraph-properties style:writing-mode="lr-tb"/>
    </style:style>
    <style:page-layout style:name="Mpm1">
      <style:page-layout-properties fo:page-width="8in" fo:page-height="12in" style:num-format="1" style:print-orientation="portrait" fo:margin-top="0.3in" fo:margin-bottom="0.3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055in" fo:margin-bottom="0.1945in" fo:margin-left="0.222in" fo:margin-right="0.22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222in" fo:margin-right="0.222in" style:writing-mode="lr-tb" style:layout-grid-color="#c0c0c0" style:layout-grid-lines="267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ud Shakeel</meta:initial-creator>
    <meta:creation-date>2024-01-07T12:34:27</meta:creation-date>
    <dc:date>2024-01-22T16:24:04.211847871</dc:date>
    <meta:generator>LibreOffice/7.6.4.1$Linux_X86_64 LibreOffice_project/60$Build-1</meta:generator>
    <meta:editing-duration>PT32M11S</meta:editing-duration>
    <meta:editing-cycles>7</meta:editing-cycles>
    <meta:print-date>2024-01-07T19:50:30.300041733</meta:print-date>
    <meta:printed-by>PDF files</meta:printed-by>
    <meta:document-statistic meta:table-count="2" meta:image-count="0" meta:object-count="0" meta:page-count="2" meta:paragraph-count="53" meta:word-count="534" meta:character-count="3916" meta:non-whitespace-character-count="3273"/>
    <meta:user-defined meta:name="AppVersion">16.0000</meta:user-defined>
    <meta:user-defined meta:name="Created" meta:value-type="date">2023-12-15T00:00:00</meta:user-defined>
    <meta:user-defined meta:name="Creator">Microsoft® Word 2016</meta:user-defined>
    <meta:user-defined meta:name="LastSaved" meta:value-type="date">2024-01-07T00:00:00</meta:user-defined>
    <meta:user-defined meta:name="Producer" meta:value-type="string">Microsoft® Word 2016</meta:user-defined>
    <meta:template xlink:type="simple" xlink:actuate="onRequest" xlink:title="Normal" xlink:href=""/>
  </office:meta>
</office:document-meta>
</file>